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g-temp" table:style-name="ta1">
        <table:shapes>
          <draw:frame draw:z-index="0" draw:style-name="gr1" draw:text-style-name="P1" svg:width="453.51pt" svg:height="255.09pt" svg:x="12.56pt" svg:y="673.71pt">
            <loext:p draw:notify-on-update-of-ranges="'bg-temp'.A1:'bg-temp'.A1 'bg-temp'.A2:'bg-temp'.A52 'bg-temp'.B1:'bg-temp'.B1 'bg-temp'.B2:'bg-temp'.B52 'bg-temp'.A1:'bg-temp'.A1 'bg-temp'.A2:'bg-temp'.A52 'bg-temp'.C1:'bg-temp'.C1 'bg-temp'.C2:'bg-temp'.C52 'bg-temp'.A1:'bg-temp'.A1 'bg-temp'.A2:'bg-temp'.A52 'bg-temp'.D1:'bg-temp'.D1 'bg-temp'.D2:'bg-temp'.D52 'bg-temp'.A1:'bg-temp'.A1 'bg-temp'.A2:'bg-temp'.A52 'bg-temp'.E1:'bg-temp'.E1 'bg-temp'.E2:'bg-temp'.E52 'bg-temp'.A1:'bg-temp'.A1 'bg-temp'.A2:'bg-temp'.A52 'bg-temp'.F1:'bg-temp'.F1 'bg-temp'.F2:'bg-temp'.F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/Vref (vdc=1.6) X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9845043347681" calcext:value-type="float">
            <text:p>0.999845043347681</text:p>
          </table:table-cell>
          <table:table-cell office:value-type="float" office:value="0.999950107645132" calcext:value-type="float">
            <text:p>0.999950107645132</text:p>
          </table:table-cell>
          <table:table-cell office:value-type="float" office:value="0.999886024081913" calcext:value-type="float">
            <text:p>0.999886024081913</text:p>
          </table:table-cell>
          <table:table-cell office:value-type="float" office:value="0.999940838804647" calcext:value-type="float">
            <text:p>0.999940838804647</text:p>
          </table:table-cell>
          <table:table-cell office:value-type="float" office:value="1.00001999468215" calcext:value-type="float">
            <text:p>1.0000199946821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99861724184152" calcext:value-type="float">
            <text:p>0.999861724184152</text:p>
          </table:table-cell>
          <table:table-cell office:value-type="float" office:value="0.9998797429778" calcext:value-type="float">
            <text:p>0.9998797429778</text:p>
          </table:table-cell>
          <table:table-cell office:value-type="float" office:value="0.999902795993029" calcext:value-type="float">
            <text:p>0.999902795993029</text:p>
          </table:table-cell>
          <table:table-cell office:value-type="float" office:value="0.999957206706768" calcext:value-type="float">
            <text:p>0.999957206706768</text:p>
          </table:table-cell>
          <table:table-cell office:value-type="float" office:value="1.00003611725059" calcext:value-type="float">
            <text:p>1.0000361172505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99878312122163" calcext:value-type="float">
            <text:p>0.999878312122163</text:p>
          </table:table-cell>
          <table:table-cell office:value-type="float" office:value="0.999896837789994" calcext:value-type="float">
            <text:p>0.999896837789994</text:p>
          </table:table-cell>
          <table:table-cell office:value-type="float" office:value="0.999919500399446" calcext:value-type="float">
            <text:p>0.999919500399446</text:p>
          </table:table-cell>
          <table:table-cell office:value-type="float" office:value="0.999973330564695" calcext:value-type="float">
            <text:p>0.999973330564695</text:p>
          </table:table-cell>
          <table:table-cell office:value-type="float" office:value="1.00005149240023" calcext:value-type="float">
            <text:p>1.0000514924002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99894129320469" calcext:value-type="float">
            <text:p>0.999894129320469</text:p>
          </table:table-cell>
          <table:table-cell office:value-type="float" office:value="0.999913187947539" calcext:value-type="float">
            <text:p>0.999913187947539</text:p>
          </table:table-cell>
          <table:table-cell office:value-type="float" office:value="0.999935446230318" calcext:value-type="float">
            <text:p>0.999935446230318</text:p>
          </table:table-cell>
          <table:table-cell office:value-type="float" office:value="0.999988689054146" calcext:value-type="float">
            <text:p>0.999988689054146</text:p>
          </table:table-cell>
          <table:table-cell office:value-type="float" office:value="1.00006609323829" calcext:value-type="float">
            <text:p>1.0000660932382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99909179195772" calcext:value-type="float">
            <text:p>0.999909179195772</text:p>
          </table:table-cell>
          <table:table-cell office:value-type="float" office:value="0.999928786977566" calcext:value-type="float">
            <text:p>0.999928786977566</text:p>
          </table:table-cell>
          <table:table-cell office:value-type="float" office:value="0.999950637194686" calcext:value-type="float">
            <text:p>0.999950637194686</text:p>
          </table:table-cell>
          <table:table-cell office:value-type="float" office:value="1.00000328581442" calcext:value-type="float">
            <text:p>1.00000328581442</text:p>
          </table:table-cell>
          <table:table-cell office:value-type="float" office:value="1.00007992331672" calcext:value-type="float">
            <text:p>1.00007992331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9923465548878" calcext:value-type="float">
            <text:p>0.999923465548878</text:p>
          </table:table-cell>
          <table:table-cell office:value-type="float" office:value="0.999943639034464" calcext:value-type="float">
            <text:p>0.999943639034464</text:p>
          </table:table-cell>
          <table:table-cell office:value-type="float" office:value="0.999965077407652" calcext:value-type="float">
            <text:p>0.999965077407652</text:p>
          </table:table-cell>
          <table:table-cell office:value-type="float" office:value="1.00001712488973" calcext:value-type="float">
            <text:p>1.00001712488973</text:p>
          </table:table-cell>
          <table:table-cell office:value-type="float" office:value="1.00009298659361" calcext:value-type="float">
            <text:p>1.0000929865936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999936992114222" calcext:value-type="float">
            <text:p>0.999936992114222</text:p>
          </table:table-cell>
          <table:table-cell office:value-type="float" office:value="0.999957748211683" calcext:value-type="float">
            <text:p>0.999957748211683</text:p>
          </table:table-cell>
          <table:table-cell office:value-type="float" office:value="0.999978770931645" calcext:value-type="float">
            <text:p>0.999978770931645</text:p>
          </table:table-cell>
          <table:table-cell office:value-type="float" office:value="1.00003021026936" calcext:value-type="float">
            <text:p>1.00003021026936</text:p>
          </table:table-cell>
          <table:table-cell office:value-type="float" office:value="1.00010528697001" calcext:value-type="float">
            <text:p>1.0001052869700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9949762560667" calcext:value-type="float">
            <text:p>0.999949762560667</text:p>
          </table:table-cell>
          <table:table-cell office:value-type="float" office:value="0.99997111855091" calcext:value-type="float">
            <text:p>0.99997111855091</text:p>
          </table:table-cell>
          <table:table-cell office:value-type="float" office:value="0.99999172177647" calcext:value-type="float">
            <text:p>0.99999172177647</text:p>
          </table:table-cell>
          <table:table-cell office:value-type="float" office:value="1.00004254588792" calcext:value-type="float">
            <text:p>1.00004254588792</text:p>
          </table:table-cell>
          <table:table-cell office:value-type="float" office:value="1.00011682828942" calcext:value-type="float">
            <text:p>1.0001168282894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999961780490742" calcext:value-type="float">
            <text:p>0.999961780490742</text:p>
          </table:table-cell>
          <table:table-cell office:value-type="float" office:value="0.999983754042371" calcext:value-type="float">
            <text:p>0.999983754042371</text:p>
          </table:table-cell>
          <table:table-cell office:value-type="float" office:value="1.00000393390051" calcext:value-type="float">
            <text:p>1.00000393390051</text:p>
          </table:table-cell>
          <table:table-cell office:value-type="float" office:value="1.00005413562604" calcext:value-type="float">
            <text:p>1.00005413562604</text:p>
          </table:table-cell>
          <table:table-cell office:value-type="float" office:value="1.00012761433888" calcext:value-type="float">
            <text:p>1.0001276143388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999973049440904" calcext:value-type="float">
            <text:p>0.999973049440904</text:p>
          </table:table-cell>
          <table:table-cell office:value-type="float" office:value="0.999995658625613" calcext:value-type="float">
            <text:p>0.999995658625613</text:p>
          </table:table-cell>
          <table:table-cell office:value-type="float" office:value="1.00001541121056" calcext:value-type="float">
            <text:p>1.00001541121056</text:p>
          </table:table-cell>
          <table:table-cell office:value-type="float" office:value="1.00006498331055" calcext:value-type="float">
            <text:p>1.00006498331055</text:p>
          </table:table-cell>
          <table:table-cell office:value-type="float" office:value="1.00013764884908" calcext:value-type="float">
            <text:p>1.000137648849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9983572880358" calcext:value-type="float">
            <text:p>0.999983572880358</text:p>
          </table:table-cell>
          <table:table-cell office:value-type="float" office:value="1.00000683618983" calcext:value-type="float">
            <text:p>1.00000683618983</text:p>
          </table:table-cell>
          <table:table-cell office:value-type="float" office:value="1.0000261575626" calcext:value-type="float">
            <text:p>1.0000261575626</text:p>
          </table:table-cell>
          <table:table-cell office:value-type="float" office:value="1.00007509271533" calcext:value-type="float">
            <text:p>1.00007509271533</text:p>
          </table:table-cell>
          <table:table-cell office:value-type="float" office:value="1.00014693549495" calcext:value-type="float">
            <text:p>1.0001469354949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99993354210713" calcext:value-type="float">
            <text:p>0.999993354210713</text:p>
          </table:table-cell>
          <table:table-cell office:value-type="float" office:value="1.00001729057422" calcext:value-type="float">
            <text:p>1.00001729057422</text:p>
          </table:table-cell>
          <table:table-cell office:value-type="float" office:value="1.00003617676248" calcext:value-type="float">
            <text:p>1.00003617676248</text:p>
          </table:table-cell>
          <table:table-cell office:value-type="float" office:value="1.0000844675612" calcext:value-type="float">
            <text:p>1.0000844675612</text:p>
          </table:table-cell>
          <table:table-cell office:value-type="float" office:value="1.00015547789624" calcext:value-type="float">
            <text:p>1.0001554778962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.00000239676486" calcext:value-type="float">
            <text:p>1.00000239676486</text:p>
          </table:table-cell>
          <table:table-cell office:value-type="float" office:value="1.00002702556862" calcext:value-type="float">
            <text:p>1.00002702556862</text:p>
          </table:table-cell>
          <table:table-cell office:value-type="float" office:value="1.00004547256592" calcext:value-type="float">
            <text:p>1.00004547256592</text:p>
          </table:table-cell>
          <table:table-cell office:value-type="float" office:value="1.00009311151723" calcext:value-type="float">
            <text:p>1.00009311151723</text:p>
          </table:table-cell>
          <table:table-cell office:value-type="float" office:value="1.00016327961759" calcext:value-type="float">
            <text:p>1.0001632796175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00001070380625" calcext:value-type="float">
            <text:p>1.00001070380625</text:p>
          </table:table-cell>
          <table:table-cell office:value-type="float" office:value="1.00003604491375" calcext:value-type="float">
            <text:p>1.00003604491375</text:p>
          </table:table-cell>
          <table:table-cell office:value-type="float" office:value="1.00005404867937" calcext:value-type="float">
            <text:p>1.00005404867937</text:p>
          </table:table-cell>
          <table:table-cell office:value-type="float" office:value="1.00010102820025" calcext:value-type="float">
            <text:p>1.00010102820025</text:p>
          </table:table-cell>
          <table:table-cell office:value-type="float" office:value="1.00017034416925" calcext:value-type="float">
            <text:p>1.0001703441692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00001827852704" calcext:value-type="float">
            <text:p>1.00001827852704</text:p>
          </table:table-cell>
          <table:table-cell office:value-type="float" office:value="1.00004435230134" calcext:value-type="float">
            <text:p>1.00004435230134</text:p>
          </table:table-cell>
          <table:table-cell office:value-type="float" office:value="1.00006190875996" calcext:value-type="float">
            <text:p>1.00006190875996</text:p>
          </table:table-cell>
          <table:table-cell office:value-type="float" office:value="1.00010822117571" calcext:value-type="float">
            <text:p>1.00010822117571</text:p>
          </table:table-cell>
          <table:table-cell office:value-type="float" office:value="1.00017667500729" calcext:value-type="float">
            <text:p>1.000176675007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0002512404703" calcext:value-type="float">
            <text:p>1.00002512404703</text:p>
          </table:table-cell>
          <table:table-cell office:value-type="float" office:value="1.000051951375" calcext:value-type="float">
            <text:p>1.000051951375</text:p>
          </table:table-cell>
          <table:table-cell office:value-type="float" office:value="1.00006905641615" calcext:value-type="float">
            <text:p>1.00006905641615</text:p>
          </table:table-cell>
          <table:table-cell office:value-type="float" office:value="1.00011469395798" calcext:value-type="float">
            <text:p>1.00011469395798</text:p>
          </table:table-cell>
          <table:table-cell office:value-type="float" office:value="1.00018227553367" calcext:value-type="float">
            <text:p>1.0001822755336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.0000312434111" calcext:value-type="float">
            <text:p>1.0000312434111</text:p>
          </table:table-cell>
          <table:table-cell office:value-type="float" office:value="1.00005884573012" calcext:value-type="float">
            <text:p>1.00005884573012</text:p>
          </table:table-cell>
          <table:table-cell office:value-type="float" office:value="1.00007549520837" calcext:value-type="float">
            <text:p>1.00007549520837</text:p>
          </table:table-cell>
          <table:table-cell office:value-type="float" office:value="1.00012045001029" calcext:value-type="float">
            <text:p>1.00012045001029</text:p>
          </table:table-cell>
          <table:table-cell office:value-type="float" office:value="1.00018714909725" calcext:value-type="float">
            <text:p>1.0001871490972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0000366395846" calcext:value-type="float">
            <text:p>1.0000366395846</text:p>
          </table:table-cell>
          <table:table-cell office:value-type="float" office:value="1.00006503891413" calcext:value-type="float">
            <text:p>1.00006503891413</text:p>
          </table:table-cell>
          <table:table-cell office:value-type="float" office:value="1.00008122864848" calcext:value-type="float">
            <text:p>1.00008122864848</text:p>
          </table:table-cell>
          <table:table-cell office:value-type="float" office:value="1.00012549274556" calcext:value-type="float">
            <text:p>1.00012549274556</text:p>
          </table:table-cell>
          <table:table-cell office:value-type="float" office:value="1.00019129899306" calcext:value-type="float">
            <text:p>1.0001912989930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.00004131417841" calcext:value-type="float">
            <text:p>1.00004131417841</text:p>
          </table:table-cell>
          <table:table-cell office:value-type="float" office:value="1.00007053362985" calcext:value-type="float">
            <text:p>1.00007053362985</text:p>
          </table:table-cell>
          <table:table-cell office:value-type="float" office:value="1.00008625964199" calcext:value-type="float">
            <text:p>1.00008625964199</text:p>
          </table:table-cell>
          <table:table-cell office:value-type="float" office:value="1.00012982548316" calcext:value-type="float">
            <text:p>1.00012982548316</text:p>
          </table:table-cell>
          <table:table-cell office:value-type="float" office:value="1.00019472921227" calcext:value-type="float">
            <text:p>1.00019472921227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.0000452634532" calcext:value-type="float">
            <text:p>1.0000452634532</text:p>
          </table:table-cell>
          <table:table-cell office:value-type="float" office:value="1.00007532923064" calcext:value-type="float">
            <text:p>1.00007532923064</text:p>
          </table:table-cell>
          <table:table-cell office:value-type="float" office:value="1.0000905886647" calcext:value-type="float">
            <text:p>1.0000905886647</text:p>
          </table:table-cell>
          <table:table-cell office:value-type="float" office:value="1.00013345111923" calcext:value-type="float">
            <text:p>1.00013345111923</text:p>
          </table:table-cell>
          <table:table-cell office:value-type="float" office:value="1.00019744641834" calcext:value-type="float">
            <text:p>1.00019744641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0004849761285" calcext:value-type="float">
            <text:p>1.00004849761285</text:p>
          </table:table-cell>
          <table:table-cell office:value-type="float" office:value="1.00007943382123" calcext:value-type="float">
            <text:p>1.00007943382123</text:p>
          </table:table-cell>
          <table:table-cell office:value-type="float" office:value="1.00009422233437" calcext:value-type="float">
            <text:p>1.00009422233437</text:p>
          </table:table-cell>
          <table:table-cell office:value-type="float" office:value="1.00013637303479" calcext:value-type="float">
            <text:p>1.00013637303479</text:p>
          </table:table-cell>
          <table:table-cell office:value-type="float" office:value="1.00019944907083" calcext:value-type="float">
            <text:p>1.0001994490708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.00005101926338" calcext:value-type="float">
            <text:p>1.00005101926338</text:p>
          </table:table-cell>
          <table:table-cell office:value-type="float" office:value="1.00008285075273" calcext:value-type="float">
            <text:p>1.00008285075273</text:p>
          </table:table-cell>
          <table:table-cell office:value-type="float" office:value="1.00009716396422" calcext:value-type="float">
            <text:p>1.00009716396422</text:p>
          </table:table-cell>
          <table:table-cell office:value-type="float" office:value="1.00013859443099" calcext:value-type="float">
            <text:p>1.00013859443099</text:p>
          </table:table-cell>
          <table:table-cell office:value-type="float" office:value="1.00020074023825" calcext:value-type="float">
            <text:p>1.00020074023825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.00005283091669" calcext:value-type="float">
            <text:p>1.00005283091669</text:p>
          </table:table-cell>
          <table:table-cell office:value-type="float" office:value="1.00008558333753" calcext:value-type="float">
            <text:p>1.00008558333753</text:p>
          </table:table-cell>
          <table:table-cell office:value-type="float" office:value="1.00009941683083" calcext:value-type="float">
            <text:p>1.00009941683083</text:p>
          </table:table-cell>
          <table:table-cell office:value-type="float" office:value="1.00014011847186" calcext:value-type="float">
            <text:p>1.00014011847186</text:p>
          </table:table-cell>
          <table:table-cell office:value-type="float" office:value="1.00020132295288" calcext:value-type="float">
            <text:p>1.00020132295288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.00005393497662" calcext:value-type="float">
            <text:p>1.00005393497662</text:p>
          </table:table-cell>
          <table:table-cell office:value-type="float" office:value="1.00008763484086" calcext:value-type="float">
            <text:p>1.00008763484086</text:p>
          </table:table-cell>
          <table:table-cell office:value-type="float" office:value="1.00010098416384" calcext:value-type="float">
            <text:p>1.00010098416384</text:p>
          </table:table-cell>
          <table:table-cell office:value-type="float" office:value="1.00014094827184" calcext:value-type="float">
            <text:p>1.00014094827184</text:p>
          </table:table-cell>
          <table:table-cell office:value-type="float" office:value="1.00020120019458" calcext:value-type="float">
            <text:p>1.00020120019458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.00005433372975" calcext:value-type="float">
            <text:p>1.00005433372975</text:p>
          </table:table-cell>
          <table:table-cell office:value-type="float" office:value="1.0000890084812" calcext:value-type="float">
            <text:p>1.0000890084812</text:p>
          </table:table-cell>
          <table:table-cell office:value-type="float" office:value="1.00010186914599" calcext:value-type="float">
            <text:p>1.00010186914599</text:p>
          </table:table-cell>
          <table:table-cell office:value-type="float" office:value="1.00014108689596" calcext:value-type="float">
            <text:p>1.00014108689596</text:p>
          </table:table-cell>
          <table:table-cell office:value-type="float" office:value="1.00020037489009" calcext:value-type="float">
            <text:p>1.000200374890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0005402933437" calcext:value-type="float">
            <text:p>1.00005402933437</text:p>
          </table:table-cell>
          <table:table-cell office:value-type="float" office:value="1.00008970743001" calcext:value-type="float">
            <text:p>1.00008970743001</text:p>
          </table:table-cell>
          <table:table-cell office:value-type="float" office:value="1.00010207491318" calcext:value-type="float">
            <text:p>1.00010207491318</text:p>
          </table:table-cell>
          <table:table-cell office:value-type="float" office:value="1.00014053735909" calcext:value-type="float">
            <text:p>1.00014053735909</text:p>
          </table:table-cell>
          <table:table-cell office:value-type="float" office:value="1.00019884991497" calcext:value-type="float">
            <text:p>1.0001988499149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.00005302367195" calcext:value-type="float">
            <text:p>1.00005302367195</text:p>
          </table:table-cell>
          <table:table-cell office:value-type="float" office:value="1.00008973481192" calcext:value-type="float">
            <text:p>1.00008973481192</text:p>
          </table:table-cell>
          <table:table-cell office:value-type="float" office:value="1.00010160455445" calcext:value-type="float">
            <text:p>1.00010160455445</text:p>
          </table:table-cell>
          <table:table-cell office:value-type="float" office:value="1.00013930262638" calcext:value-type="float">
            <text:p>1.00013930262638</text:p>
          </table:table-cell>
          <table:table-cell office:value-type="float" office:value="1.00019662809052" calcext:value-type="float">
            <text:p>1.00019662809052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.00005131887169" calcext:value-type="float">
            <text:p>1.00005131887169</text:p>
          </table:table-cell>
          <table:table-cell office:value-type="float" office:value="1.00008909369454" calcext:value-type="float">
            <text:p>1.00008909369454</text:p>
          </table:table-cell>
          <table:table-cell office:value-type="float" office:value="1.00010046111137" calcext:value-type="float">
            <text:p>1.00010046111137</text:p>
          </table:table-cell>
          <table:table-cell office:value-type="float" office:value="1.0001373856142" calcext:value-type="float">
            <text:p>1.0001373856142</text:p>
          </table:table-cell>
          <table:table-cell office:value-type="float" office:value="1.00019371218565" calcext:value-type="float">
            <text:p>1.00019371218565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.00004891647443" calcext:value-type="float">
            <text:p>1.00004891647443</text:p>
          </table:table-cell>
          <table:table-cell office:value-type="float" office:value="1.00008778712128" calcext:value-type="float">
            <text:p>1.00008778712128</text:p>
          </table:table-cell>
          <table:table-cell office:value-type="float" office:value="1.00009864758073" calcext:value-type="float">
            <text:p>1.00009864758073</text:p>
          </table:table-cell>
          <table:table-cell office:value-type="float" office:value="1.00013478918765" calcext:value-type="float">
            <text:p>1.00013478918765</text:p>
          </table:table-cell>
          <table:table-cell office:value-type="float" office:value="1.00019010491603" calcext:value-type="float">
            <text:p>1.00019010491603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.00004581795427" calcext:value-type="float">
            <text:p>1.00004581795427</text:p>
          </table:table-cell>
          <table:table-cell office:value-type="float" office:value="1.0000858180778" calcext:value-type="float">
            <text:p>1.0000858180778</text:p>
          </table:table-cell>
          <table:table-cell office:value-type="float" office:value="1.00009616690976" calcext:value-type="float">
            <text:p>1.00009616690976</text:p>
          </table:table-cell>
          <table:table-cell office:value-type="float" office:value="1.00013151616199" calcext:value-type="float">
            <text:p>1.00013151616199</text:p>
          </table:table-cell>
          <table:table-cell office:value-type="float" office:value="1.00018580894407" calcext:value-type="float">
            <text:p>1.000185808944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0004202454852" calcext:value-type="float">
            <text:p>1.00004202454852</text:p>
          </table:table-cell>
          <table:table-cell office:value-type="float" office:value="1.00008318949338" calcext:value-type="float">
            <text:p>1.00008318949338</text:p>
          </table:table-cell>
          <table:table-cell office:value-type="float" office:value="1.00009302199913" calcext:value-type="float">
            <text:p>1.00009302199913</text:p>
          </table:table-cell>
          <table:table-cell office:value-type="float" office:value="1.00012756930175" calcext:value-type="float">
            <text:p>1.00012756930175</text:p>
          </table:table-cell>
          <table:table-cell office:value-type="float" office:value="1.00018082687813" calcext:value-type="float">
            <text:p>1.0001808268781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.00003753722044" calcext:value-type="float">
            <text:p>1.00003753722044</text:p>
          </table:table-cell>
          <table:table-cell office:value-type="float" office:value="1.00007990425522" calcext:value-type="float">
            <text:p>1.00007990425522</text:p>
          </table:table-cell>
          <table:table-cell office:value-type="float" office:value="1.00008921570197" calcext:value-type="float">
            <text:p>1.00008921570197</text:p>
          </table:table-cell>
          <table:table-cell office:value-type="float" office:value="1.00012295132074" calcext:value-type="float">
            <text:p>1.00012295132074</text:p>
          </table:table-cell>
          <table:table-cell office:value-type="float" office:value="1.00017516127256" calcext:value-type="float">
            <text:p>1.00017516127256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.00003235661236" calcext:value-type="float">
            <text:p>1.00003235661236</text:p>
          </table:table-cell>
          <table:table-cell office:value-type="float" office:value="1.00007596520253" calcext:value-type="float">
            <text:p>1.00007596520253</text:p>
          </table:table-cell>
          <table:table-cell office:value-type="float" office:value="1.00008475082322" calcext:value-type="float">
            <text:p>1.00008475082322</text:p>
          </table:table-cell>
          <table:table-cell office:value-type="float" office:value="1.0001176648813" calcext:value-type="float">
            <text:p>1.0001176648813</text:p>
          </table:table-cell>
          <table:table-cell office:value-type="float" office:value="1.00016881462683" calcext:value-type="float">
            <text:p>1.00016881462683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.00002648298842" calcext:value-type="float">
            <text:p>1.00002648298842</text:p>
          </table:table-cell>
          <table:table-cell office:value-type="float" office:value="1.00007137512542" calcext:value-type="float">
            <text:p>1.00007137512542</text:p>
          </table:table-cell>
          <table:table-cell office:value-type="float" office:value="1.00007963011945" calcext:value-type="float">
            <text:p>1.00007963011945</text:p>
          </table:table-cell>
          <table:table-cell office:value-type="float" office:value="1.00011171259372" calcext:value-type="float">
            <text:p>1.00011171259372</text:p>
          </table:table-cell>
          <table:table-cell office:value-type="float" office:value="1.00016178938507" calcext:value-type="float">
            <text:p>1.00016178938507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.0000199161665" calcext:value-type="float">
            <text:p>1.0000199161665</text:p>
          </table:table-cell>
          <table:table-cell office:value-type="float" office:value="1.00006613676483" calcext:value-type="float">
            <text:p>1.00006613676483</text:p>
          </table:table-cell>
          <table:table-cell office:value-type="float" office:value="1.00007385629833" calcext:value-type="float">
            <text:p>1.00007385629833</text:p>
          </table:table-cell>
          <table:table-cell office:value-type="float" office:value="1.00010509701601" calcext:value-type="float">
            <text:p>1.00010509701601</text:p>
          </table:table-cell>
          <table:table-cell office:value-type="float" office:value="1.00015408793545" calcext:value-type="float">
            <text:p>1.000154087935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0001265543588" calcext:value-type="float">
            <text:p>1.00001265543588</text:p>
          </table:table-cell>
          <table:table-cell office:value-type="float" office:value="1.00006025281159" calcext:value-type="float">
            <text:p>1.00006025281159</text:p>
          </table:table-cell>
          <table:table-cell office:value-type="float" office:value="1.00006743201789" calcext:value-type="float">
            <text:p>1.00006743201789</text:p>
          </table:table-cell>
          <table:table-cell office:value-type="float" office:value="1.00009782065268" calcext:value-type="float">
            <text:p>1.00009782065268</text:p>
          </table:table-cell>
          <table:table-cell office:value-type="float" office:value="1.00014571260912" calcext:value-type="float">
            <text:p>1.0001457126091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.00000469946228" calcext:value-type="float">
            <text:p>1.00000469946228</text:p>
          </table:table-cell>
          <table:table-cell office:value-type="float" office:value="1.00005372590618" calcext:value-type="float">
            <text:p>1.00005372590618</text:p>
          </table:table-cell>
          <table:table-cell office:value-type="float" office:value="1.0000603598859" calcext:value-type="float">
            <text:p>1.0000603598859</text:p>
          </table:table-cell>
          <table:table-cell office:value-type="float" office:value="1.00008988595439" calcext:value-type="float">
            <text:p>1.00008988595439</text:p>
          </table:table-cell>
          <table:table-cell office:value-type="float" office:value="1.00013666567965" calcext:value-type="float">
            <text:p>1.0001366656796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999996046179158" calcext:value-type="float">
            <text:p>0.999996046179158</text:p>
          </table:table-cell>
          <table:table-cell office:value-type="float" office:value="1.00004655863745" calcext:value-type="float">
            <text:p>1.00004655863745</text:p>
          </table:table-cell>
          <table:table-cell office:value-type="float" office:value="1.00005264245918" calcext:value-type="float">
            <text:p>1.00005264245918</text:p>
          </table:table-cell>
          <table:table-cell office:value-type="float" office:value="1.00008129531664" calcext:value-type="float">
            <text:p>1.00008129531664</text:p>
          </table:table-cell>
          <table:table-cell office:value-type="float" office:value="1.00012694936163" calcext:value-type="float">
            <text:p>1.00012694936163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999986692667982" calcext:value-type="float">
            <text:p>0.999986692667982</text:p>
          </table:table-cell>
          <table:table-cell office:value-type="float" office:value="1.000038753542" calcext:value-type="float">
            <text:p>1.000038753542</text:p>
          </table:table-cell>
          <table:table-cell office:value-type="float" office:value="1.00004428224238" calcext:value-type="float">
            <text:p>1.00004428224238</text:p>
          </table:table-cell>
          <table:table-cell office:value-type="float" office:value="1.00007205107891" calcext:value-type="float">
            <text:p>1.00007205107891</text:p>
          </table:table-cell>
          <table:table-cell office:value-type="float" office:value="1.0001165658097" calcext:value-type="float">
            <text:p>1.0001165658097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.999976635032808" calcext:value-type="float">
            <text:p>0.999976635032808</text:p>
          </table:table-cell>
          <table:table-cell office:value-type="float" office:value="1.00003031310298" calcext:value-type="float">
            <text:p>1.00003031310298</text:p>
          </table:table-cell>
          <table:table-cell office:value-type="float" office:value="1.00003528168738" calcext:value-type="float">
            <text:p>1.00003528168738</text:p>
          </table:table-cell>
          <table:table-cell office:value-type="float" office:value="1.0000621555234" calcext:value-type="float">
            <text:p>1.0000621555234</text:p>
          </table:table-cell>
          <table:table-cell office:value-type="float" office:value="1.00010551711726" calcext:value-type="float">
            <text:p>1.000105517117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9965868276439" calcext:value-type="float">
            <text:p>0.999965868276439</text:p>
          </table:table-cell>
          <table:table-cell office:value-type="float" office:value="1.00002123974914" calcext:value-type="float">
            <text:p>1.00002123974914</text:p>
          </table:table-cell>
          <table:table-cell office:value-type="float" office:value="1.00002564319163" calcext:value-type="float">
            <text:p>1.00002564319163</text:p>
          </table:table-cell>
          <table:table-cell office:value-type="float" office:value="1.00005161087384" calcext:value-type="float">
            <text:p>1.00005161087384</text:p>
          </table:table-cell>
          <table:table-cell office:value-type="float" office:value="1.00009380531479" calcext:value-type="float">
            <text:p>1.00009380531479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999954386188167" calcext:value-type="float">
            <text:p>0.999954386188167</text:p>
          </table:table-cell>
          <table:table-cell office:value-type="float" office:value="1.00001153585333" calcext:value-type="float">
            <text:p>1.00001153585333</text:p>
          </table:table-cell>
          <table:table-cell office:value-type="float" office:value="1.00001536909724" calcext:value-type="float">
            <text:p>1.00001536909724</text:p>
          </table:table-cell>
          <table:table-cell office:value-type="float" office:value="1.00004041929377" calcext:value-type="float">
            <text:p>1.00004041929377</text:p>
          </table:table-cell>
          <table:table-cell office:value-type="float" office:value="1.00008143236835" calcext:value-type="float">
            <text:p>1.00008143236835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999942181256624" calcext:value-type="float">
            <text:p>0.999942181256624</text:p>
          </table:table-cell>
          <table:table-cell office:value-type="float" office:value="1.00000120373108" calcext:value-type="float">
            <text:p>1.00000120373108</text:p>
          </table:table-cell>
          <table:table-cell office:value-type="float" office:value="1.00000446168924" calcext:value-type="float">
            <text:p>1.00000446168924</text:p>
          </table:table-cell>
          <table:table-cell office:value-type="float" office:value="1.00002858288477" calcext:value-type="float">
            <text:p>1.00002858288477</text:p>
          </table:table-cell>
          <table:table-cell office:value-type="float" office:value="1.00006840017758" calcext:value-type="float">
            <text:p>1.00006840017758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999929244617608" calcext:value-type="float">
            <text:p>0.999929244617608</text:p>
          </table:table-cell>
          <table:table-cell office:value-type="float" office:value="0.999990245639095" calcext:value-type="float">
            <text:p>0.999990245639095</text:p>
          </table:table-cell>
          <table:table-cell office:value-type="float" office:value="0.999992923193898" calcext:value-type="float">
            <text:p>0.999992923193898</text:p>
          </table:table-cell>
          <table:table-cell office:value-type="float" office:value="1.000016103685" calcext:value-type="float">
            <text:p>1.000016103685</text:p>
          </table:table-cell>
          <table:table-cell office:value-type="float" office:value="1.00005471057376" calcext:value-type="float">
            <text:p>1.00005471057376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999915566043653" calcext:value-type="float">
            <text:p>0.999915566043653</text:p>
          </table:table-cell>
          <table:table-cell office:value-type="float" office:value="0.99997866377336" calcext:value-type="float">
            <text:p>0.99997866377336</text:p>
          </table:table-cell>
          <table:table-cell office:value-type="float" office:value="0.999980755777019" calcext:value-type="float">
            <text:p>0.999980755777019</text:p>
          </table:table-cell>
          <table:table-cell office:value-type="float" office:value="1.00000298366665" calcext:value-type="float">
            <text:p>1.00000298366665</text:p>
          </table:table-cell>
          <table:table-cell office:value-type="float" office:value="1.00004036531739" calcext:value-type="float">
            <text:p>1.000040365317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9901133974804" calcext:value-type="float">
            <text:p>0.999901133974804</text:p>
          </table:table-cell>
          <table:table-cell office:value-type="float" office:value="0.999966460267109" calcext:value-type="float">
            <text:p>0.999966460267109</text:p>
          </table:table-cell>
          <table:table-cell office:value-type="float" office:value="0.999967961541729" calcext:value-type="float">
            <text:p>0.999967961541729</text:p>
          </table:table-cell>
          <table:table-cell office:value-type="float" office:value="0.999989224733786" calcext:value-type="float">
            <text:p>0.999989224733786</text:p>
          </table:table-cell>
          <table:table-cell office:value-type="float" office:value="1.00002536609559" calcext:value-type="float">
            <text:p>1.0000253660955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999885935579428" calcext:value-type="float">
            <text:p>0.999885935579428</text:p>
          </table:table-cell>
          <table:table-cell office:value-type="float" office:value="0.999953637188562" calcext:value-type="float">
            <text:p>0.999953637188562</text:p>
          </table:table-cell>
          <table:table-cell office:value-type="float" office:value="0.999954542525991" calcext:value-type="float">
            <text:p>0.999954542525991</text:p>
          </table:table-cell>
          <table:table-cell office:value-type="float" office:value="0.999974828719711" calcext:value-type="float">
            <text:p>0.999974828719711</text:p>
          </table:table-cell>
          <table:table-cell office:value-type="float" office:value="1.00000971451937" calcext:value-type="float">
            <text:p>1.0000097145193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0.999869956827173" calcext:value-type="float">
            <text:p>0.999869956827173</text:p>
          </table:table-cell>
          <table:table-cell office:value-type="float" office:value="0.99994019653856" calcext:value-type="float">
            <text:p>0.99994019653856</text:p>
          </table:table-cell>
          <table:table-cell office:value-type="float" office:value="0.999940500700304" calcext:value-type="float">
            <text:p>0.999940500700304</text:p>
          </table:table-cell>
          <table:table-cell office:value-type="float" office:value="0.999959797384072" calcext:value-type="float">
            <text:p>0.999959797384072</text:p>
          </table:table-cell>
          <table:table-cell office:value-type="float" office:value="0.999993412120312" calcext:value-type="float">
            <text:p>0.999993412120312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.999853182550632" calcext:value-type="float">
            <text:p>0.999853182550632</text:p>
          </table:table-cell>
          <table:table-cell office:value-type="float" office:value="0.999926140247745" calcext:value-type="float">
            <text:p>0.999926140247745</text:p>
          </table:table-cell>
          <table:table-cell office:value-type="float" office:value="0.999925837964731" calcext:value-type="float">
            <text:p>0.999925837964731</text:p>
          </table:table-cell>
          <table:table-cell office:value-type="float" office:value="0.999944132409816" calcext:value-type="float">
            <text:p>0.999944132409816</text:p>
          </table:table-cell>
          <table:table-cell office:value-type="float" office:value="0.999976460346956" calcext:value-type="float">
            <text:p>0.999976460346956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.999835596473695" calcext:value-type="float">
            <text:p>0.999835596473695</text:p>
          </table:table-cell>
          <table:table-cell office:value-type="float" office:value="0.999911470173405" calcext:value-type="float">
            <text:p>0.999911470173405</text:p>
          </table:table-cell>
          <table:table-cell office:value-type="float" office:value="0.99991055614545" calcext:value-type="float">
            <text:p>0.99991055614545</text:p>
          </table:table-cell>
          <table:table-cell office:value-type="float" office:value="0.999927835399243" calcext:value-type="float">
            <text:p>0.999927835399243</text:p>
          </table:table-cell>
          <table:table-cell office:value-type="float" office:value="0.999958860561318" calcext:value-type="float">
            <text:p>0.9999588605613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9817181190621" calcext:value-type="float">
            <text:p>0.999817181190621</text:p>
          </table:table-cell>
          <table:table-cell office:value-type="float" office:value="0.999896188096258" calcext:value-type="float">
            <text:p>0.999896188096258</text:p>
          </table:table-cell>
          <table:table-cell office:value-type="float" office:value="0.999894656991699" calcext:value-type="float">
            <text:p>0.999894656991699</text:p>
          </table:table-cell>
          <table:table-cell office:value-type="float" office:value="0.999910907870465" calcext:value-type="float">
            <text:p>0.999910907870465</text:p>
          </table:table-cell>
          <table:table-cell office:value-type="float" office:value="0.999940614034006" calcext:value-type="float">
            <text:p>0.999940614034006</text:p>
          </table:table-cell>
        </table:table-row>
      </table:table>
      <table:table table:name="temp-linearity" table:style-name="ta1">
        <table:shapes>
          <draw:frame draw:z-index="0" draw:style-name="gr1" draw:text-style-name="P1" svg:width="542.69pt" svg:height="305.26pt" svg:x="205.6pt" svg:y="672.21pt">
            <loext:p draw:notify-on-update-of-ranges="'temp-linearity'.A1:'temp-linearity'.A1 'temp-linearity'.A2:'temp-linearity'.A52 'temp-linearity'.B1:'temp-linearity'.B1 'temp-linearity'.B2:'temp-linearity'.B52 'temp-linearity'.A1:'temp-linearity'.A1 'temp-linearity'.A2:'temp-linearity'.A52 'temp-linearity'.C1:'temp-linearity'.C1 'temp-linearity'.C2:'temp-linearity'.C52 'temp-linearity'.A1:'temp-linearity'.A1 'temp-linearity'.A2:'temp-linearity'.A52 'temp-linearity'.D1:'temp-linearity'.D1 'temp-linearity'.D2:'temp-linearity'.D52 'temp-linearity'.A1:'temp-linearity'.A1 'temp-linearity'.A2:'temp-linearity'.A52 'temp-linearity'.E1:'temp-linearity'.E1 'temp-linearity'.E2:'temp-linearity'.E52 'temp-linearity'.A1:'temp-linearity'.A1 'temp-linearity'.A2:'temp-linearity'.A52 'temp-linearity'.F1:'temp-linearity'.F1 'temp-linearity'.F2:'temp-linearity'.F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8.13pt" svg:height="302.68pt" svg:x="208.49pt" svg:y="983.34pt">
            <loext:p draw:notify-on-update-of-ranges="'temp-linearity'.A2:'temp-linearity'.A52 'temp-linearity'.B1:'temp-linearity'.B1 'temp-linearity'.B2:'temp-linearity'.B52 'temp-linearity'.A2:'temp-linearity'.A52 'temp-linearity'.C1:'temp-linearity'.C1 'temp-linearity'.C2:'temp-linearity'.C52 'temp-linearity'.A2:'temp-linearity'.A52 'temp-linearity'.D1:'temp-linearity'.D1 'temp-linearity'.D2:'temp-linearity'.D52 'temp-linearity'.A2:'temp-linearity'.A52 'temp-linearity'.E1:'temp-linearity'.E1 'temp-linearity'.E2:'temp-linearity'.E52 'temp-linearity'.A2:'temp-linearity'.A52 'temp-linearity'.F1:'temp-linearity'.F1 'temp-linearity'.F2:'temp-linearity'.F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/Vtemp (vdc=1.6) X</text:p>
          </table:table-cell>
          <table:table-cell office:value-type="string" calcext:value-type="string">
            <text:p>1.6 V</text:p>
          </table:table-cell>
          <table:table-cell office:value-type="string" calcext:value-type="string">
            <text:p>2.0 V</text:p>
          </table:table-cell>
          <table:table-cell office:value-type="string" calcext:value-type="string">
            <text:p>2.4 V</text:p>
          </table:table-cell>
          <table:table-cell office:value-type="string" calcext:value-type="string">
            <text:p>2.8 V</text:p>
          </table:table-cell>
          <table:table-cell office:value-type="string" calcext:value-type="string">
            <text:p>3.2 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9180510915645" calcext:value-type="float">
            <text:p>0.969180510915645</text:p>
          </table:table-cell>
          <table:table-cell office:value-type="float" office:value="0.807148766136181" calcext:value-type="float">
            <text:p>0.807148766136181</text:p>
          </table:table-cell>
          <table:table-cell office:value-type="float" office:value="0.806153033293475" calcext:value-type="float">
            <text:p>0.806153033293475</text:p>
          </table:table-cell>
          <table:table-cell office:value-type="float" office:value="0.806465126173896" calcext:value-type="float">
            <text:p>0.806465126173896</text:p>
          </table:table-cell>
          <table:table-cell office:value-type="float" office:value="0.807312703631439" calcext:value-type="float">
            <text:p>0.80731270363143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72687307835188" calcext:value-type="float">
            <text:p>0.972687307835188</text:p>
          </table:table-cell>
          <table:table-cell office:value-type="float" office:value="0.807926278372402" calcext:value-type="float">
            <text:p>0.807926278372402</text:p>
          </table:table-cell>
          <table:table-cell office:value-type="float" office:value="0.80699003036855" calcext:value-type="float">
            <text:p>0.80699003036855</text:p>
          </table:table-cell>
          <table:table-cell office:value-type="float" office:value="0.807296873035448" calcext:value-type="float">
            <text:p>0.807296873035448</text:p>
          </table:table-cell>
          <table:table-cell office:value-type="float" office:value="0.808140004085015" calcext:value-type="float">
            <text:p>0.80814000408501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76103781892312" calcext:value-type="float">
            <text:p>0.976103781892312</text:p>
          </table:table-cell>
          <table:table-cell office:value-type="float" office:value="0.808790989232811" calcext:value-type="float">
            <text:p>0.808790989232811</text:p>
          </table:table-cell>
          <table:table-cell office:value-type="float" office:value="0.807827566503517" calcext:value-type="float">
            <text:p>0.807827566503517</text:p>
          </table:table-cell>
          <table:table-cell office:value-type="float" office:value="0.808128972743156" calcext:value-type="float">
            <text:p>0.808128972743156</text:p>
          </table:table-cell>
          <table:table-cell office:value-type="float" office:value="0.808967122755961" calcext:value-type="float">
            <text:p>0.80896712275596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79424505355654" calcext:value-type="float">
            <text:p>0.979424505355654</text:p>
          </table:table-cell>
          <table:table-cell office:value-type="float" office:value="0.809656268170527" calcext:value-type="float">
            <text:p>0.809656268170527</text:p>
          </table:table-cell>
          <table:table-cell office:value-type="float" office:value="0.808664873901384" calcext:value-type="float">
            <text:p>0.808664873901384</text:p>
          </table:table-cell>
          <table:table-cell office:value-type="float" office:value="0.808960835373246" calcext:value-type="float">
            <text:p>0.808960835373246</text:p>
          </table:table-cell>
          <table:table-cell office:value-type="float" office:value="0.809793983579067" calcext:value-type="float">
            <text:p>0.8097939835790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82648503801367" calcext:value-type="float">
            <text:p>0.982648503801367</text:p>
          </table:table-cell>
          <table:table-cell office:value-type="float" office:value="0.810522130986264" calcext:value-type="float">
            <text:p>0.810522130986264</text:p>
          </table:table-cell>
          <table:table-cell office:value-type="float" office:value="0.809501952048514" calcext:value-type="float">
            <text:p>0.809501952048514</text:p>
          </table:table-cell>
          <table:table-cell office:value-type="float" office:value="0.809792460233629" calcext:value-type="float">
            <text:p>0.809792460233629</text:p>
          </table:table-cell>
          <table:table-cell office:value-type="float" office:value="0.810620585967327" calcext:value-type="float">
            <text:p>0.810620585967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577556499031" calcext:value-type="float">
            <text:p>0.98577556499031</text:p>
          </table:table-cell>
          <table:table-cell office:value-type="float" office:value="0.811388610414409" calcext:value-type="float">
            <text:p>0.811388610414409</text:p>
          </table:table-cell>
          <table:table-cell office:value-type="float" office:value="0.81033880078938" calcext:value-type="float">
            <text:p>0.81033880078938</text:p>
          </table:table-cell>
          <table:table-cell office:value-type="float" office:value="0.810623847065061" calcext:value-type="float">
            <text:p>0.810623847065061</text:p>
          </table:table-cell>
          <table:table-cell office:value-type="float" office:value="0.811446929803009" calcext:value-type="float">
            <text:p>0.81144692980300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988806356134405" calcext:value-type="float">
            <text:p>0.988806356134405</text:p>
          </table:table-cell>
          <table:table-cell office:value-type="float" office:value="0.812255737985183" calcext:value-type="float">
            <text:p>0.812255737985183</text:p>
          </table:table-cell>
          <table:table-cell office:value-type="float" office:value="0.811175419996199" calcext:value-type="float">
            <text:p>0.811175419996199</text:p>
          </table:table-cell>
          <table:table-cell office:value-type="float" office:value="0.811454995622924" calcext:value-type="float">
            <text:p>0.811454995622924</text:p>
          </table:table-cell>
          <table:table-cell office:value-type="float" office:value="0.812273014981093" calcext:value-type="float">
            <text:p>0.81227301498109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1742274930529" calcext:value-type="float">
            <text:p>0.991742274930529</text:p>
          </table:table-cell>
          <table:table-cell office:value-type="float" office:value="0.813123546484286" calcext:value-type="float">
            <text:p>0.813123546484286</text:p>
          </table:table-cell>
          <table:table-cell office:value-type="float" office:value="0.812011809566597" calcext:value-type="float">
            <text:p>0.812011809566597</text:p>
          </table:table-cell>
          <table:table-cell office:value-type="float" office:value="0.812285905675302" calcext:value-type="float">
            <text:p>0.812285905675302</text:p>
          </table:table-cell>
          <table:table-cell office:value-type="float" office:value="0.813098841406945" calcext:value-type="float">
            <text:p>0.81309884140694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99458530441701" calcext:value-type="float">
            <text:p>0.99458530441701</text:p>
          </table:table-cell>
          <table:table-cell office:value-type="float" office:value="0.813992069998954" calcext:value-type="float">
            <text:p>0.813992069998954</text:p>
          </table:table-cell>
          <table:table-cell office:value-type="float" office:value="0.812847969423305" calcext:value-type="float">
            <text:p>0.812847969423305</text:p>
          </table:table-cell>
          <table:table-cell office:value-type="float" office:value="0.813116577002105" calcext:value-type="float">
            <text:p>0.813116577002105</text:p>
          </table:table-cell>
          <table:table-cell office:value-type="float" office:value="0.813924408995821" calcext:value-type="float">
            <text:p>0.81392440899582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997337877794111" calcext:value-type="float">
            <text:p>0.997337877794111</text:p>
          </table:table-cell>
          <table:table-cell office:value-type="float" office:value="0.814861343966255" calcext:value-type="float">
            <text:p>0.814861343966255</text:p>
          </table:table-cell>
          <table:table-cell office:value-type="float" office:value="0.813683899512654" calcext:value-type="float">
            <text:p>0.813683899512654</text:p>
          </table:table-cell>
          <table:table-cell office:value-type="float" office:value="0.813947009393544" calcext:value-type="float">
            <text:p>0.813947009393544</text:p>
          </table:table-cell>
          <table:table-cell office:value-type="float" office:value="0.814749717671292" calcext:value-type="float">
            <text:p>0.814749717671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0000275783974" calcext:value-type="float">
            <text:p>1.00000275783974</text:p>
          </table:table-cell>
          <table:table-cell office:value-type="float" office:value="0.815731405222415" calcext:value-type="float">
            <text:p>0.815731405222415</text:p>
          </table:table-cell>
          <table:table-cell office:value-type="float" office:value="0.814519599803958" calcext:value-type="float">
            <text:p>0.814519599803958</text:p>
          </table:table-cell>
          <table:table-cell office:value-type="float" office:value="0.814777202649481" calcext:value-type="float">
            <text:p>0.814777202649481</text:p>
          </table:table-cell>
          <table:table-cell office:value-type="float" office:value="0.81557476736429" calcext:value-type="float">
            <text:p>0.8155747673642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00258293309787" calcext:value-type="float">
            <text:p>1.00258293309787</text:p>
          </table:table-cell>
          <table:table-cell office:value-type="float" office:value="0.816602292053797" calcext:value-type="float">
            <text:p>0.816602292053797</text:p>
          </table:table-cell>
          <table:table-cell office:value-type="float" office:value="0.815355070288942" calcext:value-type="float">
            <text:p>0.815355070288942</text:p>
          </table:table-cell>
          <table:table-cell office:value-type="float" office:value="0.815607156577763" calcext:value-type="float">
            <text:p>0.815607156577763</text:p>
          </table:table-cell>
          <table:table-cell office:value-type="float" office:value="0.816399558012168" calcext:value-type="float">
            <text:p>0.81639955801216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.00508153117244" calcext:value-type="float">
            <text:p>1.00508153117244</text:p>
          </table:table-cell>
          <table:table-cell office:value-type="float" office:value="0.817474044249615" calcext:value-type="float">
            <text:p>0.817474044249615</text:p>
          </table:table-cell>
          <table:table-cell office:value-type="float" office:value="0.816190310980443" calcext:value-type="float">
            <text:p>0.816190310980443</text:p>
          </table:table-cell>
          <table:table-cell office:value-type="float" office:value="0.816436870994073" calcext:value-type="float">
            <text:p>0.816436870994073</text:p>
          </table:table-cell>
          <table:table-cell office:value-type="float" office:value="0.817224089557246" calcext:value-type="float">
            <text:p>0.81722408955724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00750174824884" calcext:value-type="float">
            <text:p>1.00750174824884</text:p>
          </table:table-cell>
          <table:table-cell office:value-type="float" office:value="0.818346703155829" calcext:value-type="float">
            <text:p>0.818346703155829</text:p>
          </table:table-cell>
          <table:table-cell office:value-type="float" office:value="0.817025321912141" calcext:value-type="float">
            <text:p>0.817025321912141</text:p>
          </table:table-cell>
          <table:table-cell office:value-type="float" office:value="0.817266345719976" calcext:value-type="float">
            <text:p>0.817266345719976</text:p>
          </table:table-cell>
          <table:table-cell office:value-type="float" office:value="0.818048361946132" calcext:value-type="float">
            <text:p>0.81804836194613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00984679324626" calcext:value-type="float">
            <text:p>1.00984679324626</text:p>
          </table:table-cell>
          <table:table-cell office:value-type="float" office:value="0.819220311730371" calcext:value-type="float">
            <text:p>0.819220311730371</text:p>
          </table:table-cell>
          <table:table-cell office:value-type="float" office:value="0.817860103137287" calcext:value-type="float">
            <text:p>0.817860103137287</text:p>
          </table:table-cell>
          <table:table-cell office:value-type="float" office:value="0.818095580582417" calcext:value-type="float">
            <text:p>0.818095580582417</text:p>
          </table:table-cell>
          <table:table-cell office:value-type="float" office:value="0.81887237512848" calcext:value-type="float">
            <text:p>0.81887237512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1211984468801" calcext:value-type="float">
            <text:p>1.01211984468801</text:p>
          </table:table-cell>
          <table:table-cell office:value-type="float" office:value="0.820094914600597" calcext:value-type="float">
            <text:p>0.820094914600597</text:p>
          </table:table-cell>
          <table:table-cell office:value-type="float" office:value="0.818694654728284" calcext:value-type="float">
            <text:p>0.818694654728284</text:p>
          </table:table-cell>
          <table:table-cell office:value-type="float" office:value="0.818924575412609" calcext:value-type="float">
            <text:p>0.818924575412609</text:p>
          </table:table-cell>
          <table:table-cell office:value-type="float" office:value="0.819696129055721" calcext:value-type="float">
            <text:p>0.81969612905572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.01432401829856" calcext:value-type="float">
            <text:p>1.01432401829856</text:p>
          </table:table-cell>
          <table:table-cell office:value-type="float" office:value="0.82097055812109" calcext:value-type="float">
            <text:p>0.82097055812109</text:p>
          </table:table-cell>
          <table:table-cell office:value-type="float" office:value="0.819528976776248" calcext:value-type="float">
            <text:p>0.819528976776248</text:p>
          </table:table-cell>
          <table:table-cell office:value-type="float" office:value="0.819753330044735" calcext:value-type="float">
            <text:p>0.819753330044735</text:p>
          </table:table-cell>
          <table:table-cell office:value-type="float" office:value="0.820519623680706" calcext:value-type="float">
            <text:p>0.82051962368070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01646234343967" calcext:value-type="float">
            <text:p>1.01646234343967</text:p>
          </table:table-cell>
          <table:table-cell office:value-type="float" office:value="0.821847290433253" calcext:value-type="float">
            <text:p>0.821847290433253</text:p>
          </table:table-cell>
          <table:table-cell office:value-type="float" office:value="0.820363069389433" calcext:value-type="float">
            <text:p>0.820363069389433</text:p>
          </table:table-cell>
          <table:table-cell office:value-type="float" office:value="0.820581844315423" calcext:value-type="float">
            <text:p>0.820581844315423</text:p>
          </table:table-cell>
          <table:table-cell office:value-type="float" office:value="0.821342858955738" calcext:value-type="float">
            <text:p>0.82134285895573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.01853774323639" calcext:value-type="float">
            <text:p>1.01853774323639</text:p>
          </table:table-cell>
          <table:table-cell office:value-type="float" office:value="0.822725160682487" calcext:value-type="float">
            <text:p>0.822725160682487</text:p>
          </table:table-cell>
          <table:table-cell office:value-type="float" office:value="0.821196932114071" calcext:value-type="float">
            <text:p>0.821196932114071</text:p>
          </table:table-cell>
          <table:table-cell office:value-type="float" office:value="0.821410118008013" calcext:value-type="float">
            <text:p>0.821410118008013</text:p>
          </table:table-cell>
          <table:table-cell office:value-type="float" office:value="0.822165835582354" calcext:value-type="float">
            <text:p>0.82216583558235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.02055301333386" calcext:value-type="float">
            <text:p>1.02055301333386</text:p>
          </table:table-cell>
          <table:table-cell office:value-type="float" office:value="0.823604216422846" calcext:value-type="float">
            <text:p>0.823604216422846</text:p>
          </table:table-cell>
          <table:table-cell office:value-type="float" office:value="0.82203056204559" calcext:value-type="float">
            <text:p>0.82203056204559</text:p>
          </table:table-cell>
          <table:table-cell office:value-type="float" office:value="0.822238150483657" calcext:value-type="float">
            <text:p>0.822238150483657</text:p>
          </table:table-cell>
          <table:table-cell office:value-type="float" office:value="0.82298855698421" calcext:value-type="float">
            <text:p>0.822988556984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2251086761611" calcext:value-type="float">
            <text:p>1.02251086761611</text:p>
          </table:table-cell>
          <table:table-cell office:value-type="float" office:value="0.824484516495144" calcext:value-type="float">
            <text:p>0.824484516495144</text:p>
          </table:table-cell>
          <table:table-cell office:value-type="float" office:value="0.82286396270962" calcext:value-type="float">
            <text:p>0.82286396270962</text:p>
          </table:table-cell>
          <table:table-cell office:value-type="float" office:value="0.823065941763205" calcext:value-type="float">
            <text:p>0.823065941763205</text:p>
          </table:table-cell>
          <table:table-cell office:value-type="float" office:value="0.823811018420083" calcext:value-type="float">
            <text:p>0.82381101842008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.02441387649053" calcext:value-type="float">
            <text:p>1.02441387649053</text:p>
          </table:table-cell>
          <table:table-cell office:value-type="float" office:value="0.825366116798241" calcext:value-type="float">
            <text:p>0.825366116798241</text:p>
          </table:table-cell>
          <table:table-cell office:value-type="float" office:value="0.823697134268734" calcext:value-type="float">
            <text:p>0.823697134268734</text:p>
          </table:table-cell>
          <table:table-cell office:value-type="float" office:value="0.823893491670083" calcext:value-type="float">
            <text:p>0.823893491670083</text:p>
          </table:table-cell>
          <table:table-cell office:value-type="float" office:value="0.82463321981588" calcext:value-type="float">
            <text:p>0.82463321981588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.026264487275" calcext:value-type="float">
            <text:p>1.026264487275</text:p>
          </table:table-cell>
          <table:table-cell office:value-type="float" office:value="0.826249075341163" calcext:value-type="float">
            <text:p>0.826249075341163</text:p>
          </table:table-cell>
          <table:table-cell office:value-type="float" office:value="0.824530076910477" calcext:value-type="float">
            <text:p>0.824530076910477</text:p>
          </table:table-cell>
          <table:table-cell office:value-type="float" office:value="0.824720800037983" calcext:value-type="float">
            <text:p>0.824720800037983</text:p>
          </table:table-cell>
          <table:table-cell office:value-type="float" office:value="0.825455161109129" calcext:value-type="float">
            <text:p>0.825455161109129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.02806502566198" calcext:value-type="float">
            <text:p>1.02806502566198</text:p>
          </table:table-cell>
          <table:table-cell office:value-type="float" office:value="0.827133452299007" calcext:value-type="float">
            <text:p>0.827133452299007</text:p>
          </table:table-cell>
          <table:table-cell office:value-type="float" office:value="0.8253627908358" calcext:value-type="float">
            <text:p>0.8253627908358</text:p>
          </table:table-cell>
          <table:table-cell office:value-type="float" office:value="0.825547866696791" calcext:value-type="float">
            <text:p>0.825547866696791</text:p>
          </table:table-cell>
          <table:table-cell office:value-type="float" office:value="0.826276842231095" calcext:value-type="float">
            <text:p>0.82627684223109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.02981769861441" calcext:value-type="float">
            <text:p>1.02981769861441</text:p>
          </table:table-cell>
          <table:table-cell office:value-type="float" office:value="0.828019310079225" calcext:value-type="float">
            <text:p>0.828019310079225</text:p>
          </table:table-cell>
          <table:table-cell office:value-type="float" office:value="0.82619527625835" calcext:value-type="float">
            <text:p>0.82619527625835</text:p>
          </table:table-cell>
          <table:table-cell office:value-type="float" office:value="0.826374691471763" calcext:value-type="float">
            <text:p>0.826374691471763</text:p>
          </table:table-cell>
          <table:table-cell office:value-type="float" office:value="0.827098263104706" calcext:value-type="float">
            <text:p>0.8270982631047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3152459819957" calcext:value-type="float">
            <text:p>1.03152459819957</text:p>
          </table:table-cell>
          <table:table-cell office:value-type="float" office:value="0.828906713387402" calcext:value-type="float">
            <text:p>0.828906713387402</text:p>
          </table:table-cell>
          <table:table-cell office:value-type="float" office:value="0.827027533403805" calcext:value-type="float">
            <text:p>0.827027533403805</text:p>
          </table:table-cell>
          <table:table-cell office:value-type="float" office:value="0.827201274181695" calcext:value-type="float">
            <text:p>0.827201274181695</text:p>
          </table:table-cell>
          <table:table-cell office:value-type="float" office:value="0.827919423644918" calcext:value-type="float">
            <text:p>0.82791942364491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.03318770419498" calcext:value-type="float">
            <text:p>1.03318770419498</text:p>
          </table:table-cell>
          <table:table-cell office:value-type="float" office:value="0.829795729293635" calcext:value-type="float">
            <text:p>0.829795729293635</text:p>
          </table:table-cell>
          <table:table-cell office:value-type="float" office:value="0.827859562509149" calcext:value-type="float">
            <text:p>0.827859562509149</text:p>
          </table:table-cell>
          <table:table-cell office:value-type="float" office:value="0.828027614636947" calcext:value-type="float">
            <text:p>0.828027614636947</text:p>
          </table:table-cell>
          <table:table-cell office:value-type="float" office:value="0.828740323757963" calcext:value-type="float">
            <text:p>0.82874032375796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.03480889284816" calcext:value-type="float">
            <text:p>1.03480889284816</text:p>
          </table:table-cell>
          <table:table-cell office:value-type="float" office:value="0.830686427287708" calcext:value-type="float">
            <text:p>0.830686427287708</text:p>
          </table:table-cell>
          <table:table-cell office:value-type="float" office:value="0.828691363819045" calcext:value-type="float">
            <text:p>0.828691363819045</text:p>
          </table:table-cell>
          <table:table-cell office:value-type="float" office:value="0.828853712643407" calcext:value-type="float">
            <text:p>0.828853712643407</text:p>
          </table:table-cell>
          <table:table-cell office:value-type="float" office:value="0.829560963338224" calcext:value-type="float">
            <text:p>0.829560963338224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.03638994140558" calcext:value-type="float">
            <text:p>1.03638994140558</text:p>
          </table:table-cell>
          <table:table-cell office:value-type="float" office:value="0.831578879299888" calcext:value-type="float">
            <text:p>0.831578879299888</text:p>
          </table:table-cell>
          <table:table-cell office:value-type="float" office:value="0.829522937593877" calcext:value-type="float">
            <text:p>0.829522937593877</text:p>
          </table:table-cell>
          <table:table-cell office:value-type="float" office:value="0.82967956799573" calcext:value-type="float">
            <text:p>0.82967956799573</text:p>
          </table:table-cell>
          <table:table-cell office:value-type="float" office:value="0.830381342267882" calcext:value-type="float">
            <text:p>0.830381342267882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.03793252991243" calcext:value-type="float">
            <text:p>1.03793252991243</text:p>
          </table:table-cell>
          <table:table-cell office:value-type="float" office:value="0.832473159959133" calcext:value-type="float">
            <text:p>0.832473159959133</text:p>
          </table:table-cell>
          <table:table-cell office:value-type="float" office:value="0.830354284100463" calcext:value-type="float">
            <text:p>0.830354284100463</text:p>
          </table:table-cell>
          <table:table-cell office:value-type="float" office:value="0.83050518047828" calcext:value-type="float">
            <text:p>0.83050518047828</text:p>
          </table:table-cell>
          <table:table-cell office:value-type="float" office:value="0.831201460415929" calcext:value-type="float">
            <text:p>0.8312014604159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3943824802251" calcext:value-type="float">
            <text:p>1.03943824802251</text:p>
          </table:table-cell>
          <table:table-cell office:value-type="float" office:value="0.833369346443296" calcext:value-type="float">
            <text:p>0.833369346443296</text:p>
          </table:table-cell>
          <table:table-cell office:value-type="float" office:value="0.831185403613708" calcext:value-type="float">
            <text:p>0.831185403613708</text:p>
          </table:table-cell>
          <table:table-cell office:value-type="float" office:value="0.83133054986364" calcext:value-type="float">
            <text:p>0.83133054986364</text:p>
          </table:table-cell>
          <table:table-cell office:value-type="float" office:value="0.832021317636435" calcext:value-type="float">
            <text:p>0.83202131763643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.04090859993268" calcext:value-type="float">
            <text:p>1.04090859993268</text:p>
          </table:table-cell>
          <table:table-cell office:value-type="float" office:value="0.834267518618602" calcext:value-type="float">
            <text:p>0.834267518618602</text:p>
          </table:table-cell>
          <table:table-cell office:value-type="float" office:value="0.832016296416085" calcext:value-type="float">
            <text:p>0.832016296416085</text:p>
          </table:table-cell>
          <table:table-cell office:value-type="float" office:value="0.83215567591179" calcext:value-type="float">
            <text:p>0.83215567591179</text:p>
          </table:table-cell>
          <table:table-cell office:value-type="float" office:value="0.832840913767714" calcext:value-type="float">
            <text:p>0.832840913767714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.04234500914449" calcext:value-type="float">
            <text:p>1.04234500914449</text:p>
          </table:table-cell>
          <table:table-cell office:value-type="float" office:value="0.835167759098284" calcext:value-type="float">
            <text:p>0.835167759098284</text:p>
          </table:table-cell>
          <table:table-cell office:value-type="float" office:value="0.832846962796505" calcext:value-type="float">
            <text:p>0.832846962796505</text:p>
          </table:table-cell>
          <table:table-cell office:value-type="float" office:value="0.832980558368483" calcext:value-type="float">
            <text:p>0.832980558368483</text:p>
          </table:table-cell>
          <table:table-cell office:value-type="float" office:value="0.833660248630552" calcext:value-type="float">
            <text:p>0.833660248630552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.04374882301456" calcext:value-type="float">
            <text:p>1.04374882301456</text:p>
          </table:table-cell>
          <table:table-cell office:value-type="float" office:value="0.836070153300085" calcext:value-type="float">
            <text:p>0.836070153300085</text:p>
          </table:table-cell>
          <table:table-cell office:value-type="float" office:value="0.833677403049623" calcext:value-type="float">
            <text:p>0.833677403049623</text:p>
          </table:table-cell>
          <table:table-cell office:value-type="float" office:value="0.833805196963836" calcext:value-type="float">
            <text:p>0.833805196963836</text:p>
          </table:table-cell>
          <table:table-cell office:value-type="float" office:value="0.834479322026842" calcext:value-type="float">
            <text:p>0.834479322026842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.04512131707242" calcext:value-type="float">
            <text:p>1.04512131707242</text:p>
          </table:table-cell>
          <table:table-cell office:value-type="float" office:value="0.836974789502287" calcext:value-type="float">
            <text:p>0.836974789502287</text:p>
          </table:table-cell>
          <table:table-cell office:value-type="float" office:value="0.834507617474815" calcext:value-type="float">
            <text:p>0.834507617474815</text:p>
          </table:table-cell>
          <table:table-cell office:value-type="float" office:value="0.834629591411291" calcext:value-type="float">
            <text:p>0.834629591411291</text:p>
          </table:table-cell>
          <table:table-cell office:value-type="float" office:value="0.835298133738201" calcext:value-type="float">
            <text:p>0.8352981337382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464636990877" calcext:value-type="float">
            <text:p>1.0464636990877</text:p>
          </table:table-cell>
          <table:table-cell office:value-type="float" office:value="0.837881758895823" calcext:value-type="float">
            <text:p>0.837881758895823</text:p>
          </table:table-cell>
          <table:table-cell office:value-type="float" office:value="0.835337606375058" calcext:value-type="float">
            <text:p>0.835337606375058</text:p>
          </table:table-cell>
          <table:table-cell office:value-type="float" office:value="0.835453741405587" calcext:value-type="float">
            <text:p>0.835453741405587</text:p>
          </table:table-cell>
          <table:table-cell office:value-type="float" office:value="0.83611668352401" calcext:value-type="float">
            <text:p>0.83611668352401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.04777711288603" calcext:value-type="float">
            <text:p>1.04777711288603</text:p>
          </table:table-cell>
          <table:table-cell office:value-type="float" office:value="0.838791155633628" calcext:value-type="float">
            <text:p>0.838791155633628</text:p>
          </table:table-cell>
          <table:table-cell office:value-type="float" office:value="0.836167370055829" calcext:value-type="float">
            <text:p>0.836167370055829</text:p>
          </table:table-cell>
          <table:table-cell office:value-type="float" office:value="0.836277646621631" calcext:value-type="float">
            <text:p>0.836277646621631</text:p>
          </table:table-cell>
          <table:table-cell office:value-type="float" office:value="0.836934971120079" calcext:value-type="float">
            <text:p>0.836934971120079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.04906264191311" calcext:value-type="float">
            <text:p>1.04906264191311</text:p>
          </table:table-cell>
          <table:table-cell office:value-type="float" office:value="0.839703076874891" calcext:value-type="float">
            <text:p>0.839703076874891</text:p>
          </table:table-cell>
          <table:table-cell office:value-type="float" office:value="0.836996908824052" calcext:value-type="float">
            <text:p>0.836996908824052</text:p>
          </table:table-cell>
          <table:table-cell office:value-type="float" office:value="0.83710130671248" calcext:value-type="float">
            <text:p>0.83710130671248</text:p>
          </table:table-cell>
          <table:table-cell office:value-type="float" office:value="0.837752996236452" calcext:value-type="float">
            <text:p>0.837752996236452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.05032131255737" calcext:value-type="float">
            <text:p>1.05032131255737</text:p>
          </table:table-cell>
          <table:table-cell office:value-type="float" office:value="0.840617622825397" calcext:value-type="float">
            <text:p>0.840617622825397</text:p>
          </table:table-cell>
          <table:table-cell office:value-type="float" office:value="0.837826222986532" calcext:value-type="float">
            <text:p>0.837826222986532</text:p>
          </table:table-cell>
          <table:table-cell office:value-type="float" office:value="0.837924721307668" calcext:value-type="float">
            <text:p>0.837924721307668</text:p>
          </table:table-cell>
          <table:table-cell office:value-type="float" office:value="0.838570758555623" calcext:value-type="float">
            <text:p>0.838570758555623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.05155409725049" calcext:value-type="float">
            <text:p>1.05155409725049</text:p>
          </table:table-cell>
          <table:table-cell office:value-type="float" office:value="0.841534896772167" calcext:value-type="float">
            <text:p>0.841534896772167</text:p>
          </table:table-cell>
          <table:table-cell office:value-type="float" office:value="0.83865531284895" calcext:value-type="float">
            <text:p>0.83865531284895</text:p>
          </table:table-cell>
          <table:table-cell office:value-type="float" office:value="0.838747890011229" calcext:value-type="float">
            <text:p>0.838747890011229</text:p>
          </table:table-cell>
          <table:table-cell office:value-type="float" office:value="0.839388257730548" calcext:value-type="float">
            <text:p>0.8393882577305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5276191736996" calcext:value-type="float">
            <text:p>1.05276191736996</text:p>
          </table:table-cell>
          <table:table-cell office:value-type="float" office:value="0.842455005112673" calcext:value-type="float">
            <text:p>0.842455005112673</text:p>
          </table:table-cell>
          <table:table-cell office:value-type="float" office:value="0.839484178713932" calcext:value-type="float">
            <text:p>0.839484178713932</text:p>
          </table:table-cell>
          <table:table-cell office:value-type="float" office:value="0.839570812399884" calcext:value-type="float">
            <text:p>0.839570812399884</text:p>
          </table:table-cell>
          <table:table-cell office:value-type="float" office:value="0.840205493382159" calcext:value-type="float">
            <text:p>0.840205493382159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.05394564597399" calcext:value-type="float">
            <text:p>1.05394564597399</text:p>
          </table:table-cell>
          <table:table-cell office:value-type="float" office:value="0.843378057377039" calcext:value-type="float">
            <text:p>0.843378057377039</text:p>
          </table:table-cell>
          <table:table-cell office:value-type="float" office:value="0.840312820879815" calcext:value-type="float">
            <text:p>0.840312820879815</text:p>
          </table:table-cell>
          <table:table-cell office:value-type="float" office:value="0.840393488020509" calcext:value-type="float">
            <text:p>0.840393488020509</text:p>
          </table:table-cell>
          <table:table-cell office:value-type="float" office:value="0.84102246509717" calcext:value-type="float">
            <text:p>0.84102246509717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.05510611040655" calcext:value-type="float">
            <text:p>1.05510611040655</text:p>
          </table:table-cell>
          <table:table-cell office:value-type="float" office:value="0.844304166243511" calcext:value-type="float">
            <text:p>0.844304166243511</text:p>
          </table:table-cell>
          <table:table-cell office:value-type="float" office:value="0.8411412396386" calcext:value-type="float">
            <text:p>0.8411412396386</text:p>
          </table:table-cell>
          <table:table-cell office:value-type="float" office:value="0.841215916387725" calcext:value-type="float">
            <text:p>0.841215916387725</text:p>
          </table:table-cell>
          <table:table-cell office:value-type="float" office:value="0.84183917242533" calcext:value-type="float">
            <text:p>0.84183917242533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.05624409480119" calcext:value-type="float">
            <text:p>1.05624409480119</text:p>
          </table:table-cell>
          <table:table-cell office:value-type="float" office:value="0.845233447546097" calcext:value-type="float">
            <text:p>0.845233447546097</text:p>
          </table:table-cell>
          <table:table-cell office:value-type="float" office:value="0.841969435274056" calcext:value-type="float">
            <text:p>0.841969435274056</text:p>
          </table:table-cell>
          <table:table-cell office:value-type="float" office:value="0.842038096981803" calcext:value-type="float">
            <text:p>0.842038096981803</text:p>
          </table:table-cell>
          <table:table-cell office:value-type="float" office:value="0.842655614876779" calcext:value-type="float">
            <text:p>0.842655614876779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.05736034250518" calcext:value-type="float">
            <text:p>1.05736034250518</text:p>
          </table:table-cell>
          <table:table-cell office:value-type="float" office:value="0.846166020273587" calcext:value-type="float">
            <text:p>0.846166020273587</text:p>
          </table:table-cell>
          <table:table-cell office:value-type="float" office:value="0.842797408059723" calcext:value-type="float">
            <text:p>0.842797408059723</text:p>
          </table:table-cell>
          <table:table-cell office:value-type="float" office:value="0.842860029245411" calcext:value-type="float">
            <text:p>0.842860029245411</text:p>
          </table:table-cell>
          <table:table-cell office:value-type="float" office:value="0.843471791918929" calcext:value-type="float">
            <text:p>0.8434717919189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5845555842926" calcext:value-type="float">
            <text:p>1.05845555842926</text:p>
          </table:table-cell>
          <table:table-cell office:value-type="float" office:value="0.847102006559504" calcext:value-type="float">
            <text:p>0.847102006559504</text:p>
          </table:table-cell>
          <table:table-cell office:value-type="float" office:value="0.843625158256482" calcext:value-type="float">
            <text:p>0.843625158256482</text:p>
          </table:table-cell>
          <table:table-cell office:value-type="float" office:value="0.843681712580787" calcext:value-type="float">
            <text:p>0.843681712580787</text:p>
          </table:table-cell>
          <table:table-cell office:value-type="float" office:value="0.844287702973169" calcext:value-type="float">
            <text:p>0.84428770297316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05953041130623" calcext:value-type="float">
            <text:p>1.05953041130623</text:p>
          </table:table-cell>
          <table:table-cell office:value-type="float" office:value="0.848041531662173" calcext:value-type="float">
            <text:p>0.848041531662173</text:p>
          </table:table-cell>
          <table:table-cell office:value-type="float" office:value="0.844452686109876" calcext:value-type="float">
            <text:p>0.844452686109876</text:p>
          </table:table-cell>
          <table:table-cell office:value-type="float" office:value="0.844503146346542" calcext:value-type="float">
            <text:p>0.844503146346542</text:p>
          </table:table-cell>
          <table:table-cell office:value-type="float" office:value="0.845103347411466" calcext:value-type="float">
            <text:p>0.845103347411466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.06058553582837" calcext:value-type="float">
            <text:p>1.06058553582837</text:p>
          </table:table-cell>
          <table:table-cell office:value-type="float" office:value="0.848984723934429" calcext:value-type="float">
            <text:p>0.848984723934429</text:p>
          </table:table-cell>
          <table:table-cell office:value-type="float" office:value="0.845279991847571" calcext:value-type="float">
            <text:p>0.845279991847571</text:p>
          </table:table-cell>
          <table:table-cell office:value-type="float" office:value="0.845324329854027" calcext:value-type="float">
            <text:p>0.845324329854027</text:p>
          </table:table-cell>
          <table:table-cell office:value-type="float" office:value="0.845918724552358" calcext:value-type="float">
            <text:p>0.845918724552358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.06162153462388" calcext:value-type="float">
            <text:p>1.06162153462388</text:p>
          </table:table-cell>
          <table:table-cell office:value-type="float" office:value="0.849931714781908" calcext:value-type="float">
            <text:p>0.849931714781908</text:p>
          </table:table-cell>
          <table:table-cell office:value-type="float" office:value="0.846107075676228" calcext:value-type="float">
            <text:p>0.846107075676228</text:p>
          </table:table-cell>
          <table:table-cell office:value-type="float" office:value="0.846145262363743" calcext:value-type="float">
            <text:p>0.846145262363743</text:p>
          </table:table-cell>
          <table:table-cell office:value-type="float" office:value="0.846733833656674" calcext:value-type="float">
            <text:p>0.846733833656674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.0626389800369" calcext:value-type="float">
            <text:p>1.0626389800369</text:p>
          </table:table-cell>
          <table:table-cell office:value-type="float" office:value="0.850882638609366" calcext:value-type="float">
            <text:p>0.850882638609366</text:p>
          </table:table-cell>
          <table:table-cell office:value-type="float" office:value="0.846933937777858" calcext:value-type="float">
            <text:p>0.846933937777858</text:p>
          </table:table-cell>
          <table:table-cell office:value-type="float" office:value="0.846965943080739" calcext:value-type="float">
            <text:p>0.846965943080739</text:p>
          </table:table-cell>
          <table:table-cell office:value-type="float" office:value="0.847548673923392" calcext:value-type="float">
            <text:p>0.8475486739233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6363841568955" calcext:value-type="float">
            <text:p>1.06363841568955</text:p>
          </table:table-cell>
          <table:table-cell office:value-type="float" office:value="0.851837632754815" calcext:value-type="float">
            <text:p>0.851837632754815</text:p>
          </table:table-cell>
          <table:table-cell office:value-type="float" office:value="0.847760578306624" calcext:value-type="float">
            <text:p>0.847760578306624</text:p>
          </table:table-cell>
          <table:table-cell office:value-type="float" office:value="0.847786371150432" calcext:value-type="float">
            <text:p>0.847786371150432</text:p>
          </table:table-cell>
          <table:table-cell office:value-type="float" office:value="0.848363244484082" calcext:value-type="float">
            <text:p>0.848363244484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08:06:13.279571322</dc:date>
    <dc:creator>Kevin Zheng</dc:creator>
    <meta:editing-duration>PT14M20S</meta:editing-duration>
    <meta:editing-cycles>5</meta:editing-cycles>
    <meta:generator>LibreOffice/5.2.6.2$FreeBSD_X86_64 LibreOffice_project/20m0$Build-2</meta:generator>
    <meta:document-statistic meta:table-count="2" meta:cell-count="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Unloaded Bandgap Vref Variation</text:p>
        </chart:title>
        <chart:legend chart:legend-position="bottom" svg:x="4.12cm" svg:y="8.217cm" style:legend-expansion="wide" chart:style-name="ch3"/>
        <chart:plot-area chart:style-name="ch4" table:cell-range-address="'bg-temp'.A1:'bg-temp'.F52" chart:data-source-has-labels="row" svg:x="1.331cm" svg:y="1.275cm" svg:width="14.349cm" svg:height="5.781cm">
          <chartooo:coordinate-region svg:x="2.614cm" svg:y="1.474cm" svg:width="12.879cm" svg:height="4.935cm"/>
          <chart:axis chart:dimension="x" chart:name="primary-x" chart:style-name="ch5">
            <chart:title svg:x="7.284cm" svg:y="7.236cm" chart:style-name="ch6">
              <text:p>Temperature (C)</text:p>
            </chart:title>
            <chart:grid chart:style-name="ch7" chart:class="major"/>
          </chart:axis>
          <chart:axis chart:dimension="y" chart:name="primary-y" chart:style-name="ch5">
            <chart:title svg:x="0.451cm" svg:y="4.751cm" chart:style-name="ch8">
              <text:p>Vref (V)</text:p>
            </chart:title>
            <chart:grid chart:style-name="ch7" chart:class="major"/>
          </chart:axis>
          <chart:series chart:style-name="ch9" chart:values-cell-range-address="'bg-temp'.B2:'bg-temp'.B52" chart:label-cell-address="'bg-temp'.B1:'bg-temp'.B1" chart:class="chart:scatter">
            <chart:domain table:cell-range-address="'bg-temp'.A2:'bg-temp'.A52"/>
            <chart:data-point chart:repeated="51"/>
          </chart:series>
          <chart:series chart:style-name="ch10" chart:values-cell-range-address="'bg-temp'.C2:'bg-temp'.C52" chart:label-cell-address="'bg-temp'.C1:'bg-temp'.C1" chart:class="chart:scatter">
            <chart:data-point chart:repeated="51"/>
          </chart:series>
          <chart:series chart:style-name="ch11" chart:values-cell-range-address="'bg-temp'.D2:'bg-temp'.D52" chart:label-cell-address="'bg-temp'.D1:'bg-temp'.D1" chart:class="chart:scatter">
            <chart:data-point chart:repeated="51"/>
          </chart:series>
          <chart:series chart:style-name="ch12" chart:values-cell-range-address="'bg-temp'.E2:'bg-temp'.E52" chart:label-cell-address="'bg-temp'.E1:'bg-temp'.E1" chart:class="chart:scatter">
            <chart:data-point chart:repeated="51"/>
          </chart:series>
          <chart:series chart:style-name="ch13" chart:values-cell-range-address="'bg-temp'.F2:'bg-temp'.F52" chart:label-cell-address="'bg-temp'.F1:'bg-temp'.F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6</text:p>
                <draw:g>
                  <svg:desc>'bg-temp'.B1:'bg-temp'.B1</svg:desc>
                </draw:g>
              </table:table-cell>
              <table:table-cell office:value-type="string">
                <text:p>2</text:p>
                <draw:g>
                  <svg:desc>'bg-temp'.C1:'bg-temp'.C1</svg:desc>
                </draw:g>
              </table:table-cell>
              <table:table-cell office:value-type="string">
                <text:p>2.4</text:p>
                <draw:g>
                  <svg:desc>'bg-temp'.D1:'bg-temp'.D1</svg:desc>
                </draw:g>
              </table:table-cell>
              <table:table-cell office:value-type="string">
                <text:p>2.8</text:p>
                <draw:g>
                  <svg:desc>'bg-temp'.E1:'bg-temp'.E1</svg:desc>
                </draw:g>
              </table:table-cell>
              <table:table-cell office:value-type="string">
                <text:p>3.2</text:p>
                <draw:g>
                  <svg:desc>'bg-temp'.F1:'bg-temp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g-temp'.A2:'bg-temp'.A52</svg:desc>
                </draw:g>
              </table:table-cell>
              <table:table-cell office:value-type="float" office:value="0.999845043347681">
                <text:p>0.999845043347681</text:p>
                <draw:g>
                  <svg:desc>'bg-temp'.B2:'bg-temp'.B52</svg:desc>
                </draw:g>
              </table:table-cell>
              <table:table-cell office:value-type="float" office:value="0.999950107645132">
                <text:p>0.999950107645132</text:p>
                <draw:g>
                  <svg:desc>'bg-temp'.C2:'bg-temp'.C52</svg:desc>
                </draw:g>
              </table:table-cell>
              <table:table-cell office:value-type="float" office:value="0.999886024081913">
                <text:p>0.999886024081913</text:p>
                <draw:g>
                  <svg:desc>'bg-temp'.D2:'bg-temp'.D52</svg:desc>
                </draw:g>
              </table:table-cell>
              <table:table-cell office:value-type="float" office:value="0.999940838804647">
                <text:p>0.999940838804647</text:p>
                <draw:g>
                  <svg:desc>'bg-temp'.E2:'bg-temp'.E52</svg:desc>
                </draw:g>
              </table:table-cell>
              <table:table-cell office:value-type="float" office:value="1.00001999468215">
                <text:p>1.00001999468215</text:p>
                <draw:g>
                  <svg:desc>'bg-temp'.F2:'bg-temp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999861724184152">
                <text:p>0.999861724184152</text:p>
              </table:table-cell>
              <table:table-cell office:value-type="float" office:value="0.9998797429778">
                <text:p>0.9998797429778</text:p>
              </table:table-cell>
              <table:table-cell office:value-type="float" office:value="0.999902795993029">
                <text:p>0.999902795993029</text:p>
              </table:table-cell>
              <table:table-cell office:value-type="float" office:value="0.999957206706768">
                <text:p>0.999957206706768</text:p>
              </table:table-cell>
              <table:table-cell office:value-type="float" office:value="1.00003611725059">
                <text:p>1.00003611725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0.999878312122163">
                <text:p>0.999878312122163</text:p>
              </table:table-cell>
              <table:table-cell office:value-type="float" office:value="0.999896837789994">
                <text:p>0.999896837789994</text:p>
              </table:table-cell>
              <table:table-cell office:value-type="float" office:value="0.999919500399446">
                <text:p>0.999919500399446</text:p>
              </table:table-cell>
              <table:table-cell office:value-type="float" office:value="0.999973330564695">
                <text:p>0.999973330564695</text:p>
              </table:table-cell>
              <table:table-cell office:value-type="float" office:value="1.00005149240023">
                <text:p>1.00005149240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0.999894129320469">
                <text:p>0.999894129320469</text:p>
              </table:table-cell>
              <table:table-cell office:value-type="float" office:value="0.999913187947539">
                <text:p>0.999913187947539</text:p>
              </table:table-cell>
              <table:table-cell office:value-type="float" office:value="0.999935446230318">
                <text:p>0.999935446230318</text:p>
              </table:table-cell>
              <table:table-cell office:value-type="float" office:value="0.999988689054146">
                <text:p>0.999988689054146</text:p>
              </table:table-cell>
              <table:table-cell office:value-type="float" office:value="1.00006609323829">
                <text:p>1.00006609323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0.999909179195772">
                <text:p>0.999909179195772</text:p>
              </table:table-cell>
              <table:table-cell office:value-type="float" office:value="0.999928786977566">
                <text:p>0.999928786977566</text:p>
              </table:table-cell>
              <table:table-cell office:value-type="float" office:value="0.999950637194686">
                <text:p>0.999950637194686</text:p>
              </table:table-cell>
              <table:table-cell office:value-type="float" office:value="1.00000328581442">
                <text:p>1.00000328581442</text:p>
              </table:table-cell>
              <table:table-cell office:value-type="float" office:value="1.00007992331672">
                <text:p>1.00007992331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999923465548878">
                <text:p>0.999923465548878</text:p>
              </table:table-cell>
              <table:table-cell office:value-type="float" office:value="0.999943639034464">
                <text:p>0.999943639034464</text:p>
              </table:table-cell>
              <table:table-cell office:value-type="float" office:value="0.999965077407652">
                <text:p>0.999965077407652</text:p>
              </table:table-cell>
              <table:table-cell office:value-type="float" office:value="1.00001712488973">
                <text:p>1.00001712488973</text:p>
              </table:table-cell>
              <table:table-cell office:value-type="float" office:value="1.00009298659361">
                <text:p>1.00009298659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">
                <text:p>8.4</text:p>
              </table:table-cell>
              <table:table-cell office:value-type="float" office:value="0.999936992114222">
                <text:p>0.999936992114222</text:p>
              </table:table-cell>
              <table:table-cell office:value-type="float" office:value="0.999957748211683">
                <text:p>0.999957748211683</text:p>
              </table:table-cell>
              <table:table-cell office:value-type="float" office:value="0.999978770931645">
                <text:p>0.999978770931645</text:p>
              </table:table-cell>
              <table:table-cell office:value-type="float" office:value="1.00003021026936">
                <text:p>1.00003021026936</text:p>
              </table:table-cell>
              <table:table-cell office:value-type="float" office:value="1.00010528697001">
                <text:p>1.00010528697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">
                <text:p>9.8</text:p>
              </table:table-cell>
              <table:table-cell office:value-type="float" office:value="0.999949762560667">
                <text:p>0.999949762560667</text:p>
              </table:table-cell>
              <table:table-cell office:value-type="float" office:value="0.99997111855091">
                <text:p>0.99997111855091</text:p>
              </table:table-cell>
              <table:table-cell office:value-type="float" office:value="0.99999172177647">
                <text:p>0.99999172177647</text:p>
              </table:table-cell>
              <table:table-cell office:value-type="float" office:value="1.00004254588792">
                <text:p>1.00004254588792</text:p>
              </table:table-cell>
              <table:table-cell office:value-type="float" office:value="1.00011682828942">
                <text:p>1.00011682828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">
                <text:p>11.2</text:p>
              </table:table-cell>
              <table:table-cell office:value-type="float" office:value="0.999961780490742">
                <text:p>0.999961780490742</text:p>
              </table:table-cell>
              <table:table-cell office:value-type="float" office:value="0.999983754042371">
                <text:p>0.999983754042371</text:p>
              </table:table-cell>
              <table:table-cell office:value-type="float" office:value="1.00000393390051">
                <text:p>1.00000393390051</text:p>
              </table:table-cell>
              <table:table-cell office:value-type="float" office:value="1.00005413562604">
                <text:p>1.00005413562604</text:p>
              </table:table-cell>
              <table:table-cell office:value-type="float" office:value="1.00012761433888">
                <text:p>1.00012761433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0.999973049440904">
                <text:p>0.999973049440904</text:p>
              </table:table-cell>
              <table:table-cell office:value-type="float" office:value="0.999995658625613">
                <text:p>0.999995658625613</text:p>
              </table:table-cell>
              <table:table-cell office:value-type="float" office:value="1.00001541121056">
                <text:p>1.00001541121056</text:p>
              </table:table-cell>
              <table:table-cell office:value-type="float" office:value="1.00006498331055">
                <text:p>1.00006498331055</text:p>
              </table:table-cell>
              <table:table-cell office:value-type="float" office:value="1.00013764884908">
                <text:p>1.0001376488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999983572880358">
                <text:p>0.999983572880358</text:p>
              </table:table-cell>
              <table:table-cell office:value-type="float" office:value="1.00000683618983">
                <text:p>1.00000683618983</text:p>
              </table:table-cell>
              <table:table-cell office:value-type="float" office:value="1.0000261575626">
                <text:p>1.0000261575626</text:p>
              </table:table-cell>
              <table:table-cell office:value-type="float" office:value="1.00007509271533">
                <text:p>1.00007509271533</text:p>
              </table:table-cell>
              <table:table-cell office:value-type="float" office:value="1.00014693549495">
                <text:p>1.00014693549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">
                <text:p>15.4</text:p>
              </table:table-cell>
              <table:table-cell office:value-type="float" office:value="0.999993354210713">
                <text:p>0.999993354210713</text:p>
              </table:table-cell>
              <table:table-cell office:value-type="float" office:value="1.00001729057422">
                <text:p>1.00001729057422</text:p>
              </table:table-cell>
              <table:table-cell office:value-type="float" office:value="1.00003617676248">
                <text:p>1.00003617676248</text:p>
              </table:table-cell>
              <table:table-cell office:value-type="float" office:value="1.0000844675612">
                <text:p>1.0000844675612</text:p>
              </table:table-cell>
              <table:table-cell office:value-type="float" office:value="1.00015547789624">
                <text:p>1.00015547789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">
                <text:p>16.8</text:p>
              </table:table-cell>
              <table:table-cell office:value-type="float" office:value="1.00000239676486">
                <text:p>1.00000239676486</text:p>
              </table:table-cell>
              <table:table-cell office:value-type="float" office:value="1.00002702556862">
                <text:p>1.00002702556862</text:p>
              </table:table-cell>
              <table:table-cell office:value-type="float" office:value="1.00004547256592">
                <text:p>1.00004547256592</text:p>
              </table:table-cell>
              <table:table-cell office:value-type="float" office:value="1.00009311151723">
                <text:p>1.00009311151723</text:p>
              </table:table-cell>
              <table:table-cell office:value-type="float" office:value="1.00016327961759">
                <text:p>1.00016327961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">
                <text:p>18.2</text:p>
              </table:table-cell>
              <table:table-cell office:value-type="float" office:value="1.00001070380625">
                <text:p>1.00001070380625</text:p>
              </table:table-cell>
              <table:table-cell office:value-type="float" office:value="1.00003604491375">
                <text:p>1.00003604491375</text:p>
              </table:table-cell>
              <table:table-cell office:value-type="float" office:value="1.00005404867937">
                <text:p>1.00005404867937</text:p>
              </table:table-cell>
              <table:table-cell office:value-type="float" office:value="1.00010102820025">
                <text:p>1.00010102820025</text:p>
              </table:table-cell>
              <table:table-cell office:value-type="float" office:value="1.00017034416925">
                <text:p>1.00017034416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">
                <text:p>19.6</text:p>
              </table:table-cell>
              <table:table-cell office:value-type="float" office:value="1.00001827852704">
                <text:p>1.00001827852704</text:p>
              </table:table-cell>
              <table:table-cell office:value-type="float" office:value="1.00004435230134">
                <text:p>1.00004435230134</text:p>
              </table:table-cell>
              <table:table-cell office:value-type="float" office:value="1.00006190875996">
                <text:p>1.00006190875996</text:p>
              </table:table-cell>
              <table:table-cell office:value-type="float" office:value="1.00010822117571">
                <text:p>1.00010822117571</text:p>
              </table:table-cell>
              <table:table-cell office:value-type="float" office:value="1.00017667500729">
                <text:p>1.00017667500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.00002512404703">
                <text:p>1.00002512404703</text:p>
              </table:table-cell>
              <table:table-cell office:value-type="float" office:value="1.000051951375">
                <text:p>1.000051951375</text:p>
              </table:table-cell>
              <table:table-cell office:value-type="float" office:value="1.00006905641615">
                <text:p>1.00006905641615</text:p>
              </table:table-cell>
              <table:table-cell office:value-type="float" office:value="1.00011469395798">
                <text:p>1.00011469395798</text:p>
              </table:table-cell>
              <table:table-cell office:value-type="float" office:value="1.00018227553367">
                <text:p>1.00018227553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4">
                <text:p>22.4</text:p>
              </table:table-cell>
              <table:table-cell office:value-type="float" office:value="1.0000312434111">
                <text:p>1.0000312434111</text:p>
              </table:table-cell>
              <table:table-cell office:value-type="float" office:value="1.00005884573012">
                <text:p>1.00005884573012</text:p>
              </table:table-cell>
              <table:table-cell office:value-type="float" office:value="1.00007549520837">
                <text:p>1.00007549520837</text:p>
              </table:table-cell>
              <table:table-cell office:value-type="float" office:value="1.00012045001029">
                <text:p>1.00012045001029</text:p>
              </table:table-cell>
              <table:table-cell office:value-type="float" office:value="1.00018714909725">
                <text:p>1.00018714909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8">
                <text:p>23.8</text:p>
              </table:table-cell>
              <table:table-cell office:value-type="float" office:value="1.0000366395846">
                <text:p>1.0000366395846</text:p>
              </table:table-cell>
              <table:table-cell office:value-type="float" office:value="1.00006503891413">
                <text:p>1.00006503891413</text:p>
              </table:table-cell>
              <table:table-cell office:value-type="float" office:value="1.00008122864848">
                <text:p>1.00008122864848</text:p>
              </table:table-cell>
              <table:table-cell office:value-type="float" office:value="1.00012549274556">
                <text:p>1.00012549274556</text:p>
              </table:table-cell>
              <table:table-cell office:value-type="float" office:value="1.00019129899306">
                <text:p>1.00019129899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">
                <text:p>25.2</text:p>
              </table:table-cell>
              <table:table-cell office:value-type="float" office:value="1.00004131417841">
                <text:p>1.00004131417841</text:p>
              </table:table-cell>
              <table:table-cell office:value-type="float" office:value="1.00007053362985">
                <text:p>1.00007053362985</text:p>
              </table:table-cell>
              <table:table-cell office:value-type="float" office:value="1.00008625964199">
                <text:p>1.00008625964199</text:p>
              </table:table-cell>
              <table:table-cell office:value-type="float" office:value="1.00012982548316">
                <text:p>1.00012982548316</text:p>
              </table:table-cell>
              <table:table-cell office:value-type="float" office:value="1.00019472921227">
                <text:p>1.00019472921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6">
                <text:p>26.6</text:p>
              </table:table-cell>
              <table:table-cell office:value-type="float" office:value="1.0000452634532">
                <text:p>1.0000452634532</text:p>
              </table:table-cell>
              <table:table-cell office:value-type="float" office:value="1.00007532923064">
                <text:p>1.00007532923064</text:p>
              </table:table-cell>
              <table:table-cell office:value-type="float" office:value="1.0000905886647">
                <text:p>1.0000905886647</text:p>
              </table:table-cell>
              <table:table-cell office:value-type="float" office:value="1.00013345111923">
                <text:p>1.00013345111923</text:p>
              </table:table-cell>
              <table:table-cell office:value-type="float" office:value="1.00019744641834">
                <text:p>1.00019744641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.00004849761285">
                <text:p>1.00004849761285</text:p>
              </table:table-cell>
              <table:table-cell office:value-type="float" office:value="1.00007943382123">
                <text:p>1.00007943382123</text:p>
              </table:table-cell>
              <table:table-cell office:value-type="float" office:value="1.00009422233437">
                <text:p>1.00009422233437</text:p>
              </table:table-cell>
              <table:table-cell office:value-type="float" office:value="1.00013637303479">
                <text:p>1.00013637303479</text:p>
              </table:table-cell>
              <table:table-cell office:value-type="float" office:value="1.00019944907083">
                <text:p>1.00019944907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4">
                <text:p>29.4</text:p>
              </table:table-cell>
              <table:table-cell office:value-type="float" office:value="1.00005101926338">
                <text:p>1.00005101926338</text:p>
              </table:table-cell>
              <table:table-cell office:value-type="float" office:value="1.00008285075273">
                <text:p>1.00008285075273</text:p>
              </table:table-cell>
              <table:table-cell office:value-type="float" office:value="1.00009716396422">
                <text:p>1.00009716396422</text:p>
              </table:table-cell>
              <table:table-cell office:value-type="float" office:value="1.00013859443099">
                <text:p>1.00013859443099</text:p>
              </table:table-cell>
              <table:table-cell office:value-type="float" office:value="1.00020074023825">
                <text:p>1.00020074023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8">
                <text:p>30.8</text:p>
              </table:table-cell>
              <table:table-cell office:value-type="float" office:value="1.00005283091669">
                <text:p>1.00005283091669</text:p>
              </table:table-cell>
              <table:table-cell office:value-type="float" office:value="1.00008558333753">
                <text:p>1.00008558333753</text:p>
              </table:table-cell>
              <table:table-cell office:value-type="float" office:value="1.00009941683083">
                <text:p>1.00009941683083</text:p>
              </table:table-cell>
              <table:table-cell office:value-type="float" office:value="1.00014011847186">
                <text:p>1.00014011847186</text:p>
              </table:table-cell>
              <table:table-cell office:value-type="float" office:value="1.00020132295288">
                <text:p>1.00020132295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">
                <text:p>32.2</text:p>
              </table:table-cell>
              <table:table-cell office:value-type="float" office:value="1.00005393497662">
                <text:p>1.00005393497662</text:p>
              </table:table-cell>
              <table:table-cell office:value-type="float" office:value="1.00008763484086">
                <text:p>1.00008763484086</text:p>
              </table:table-cell>
              <table:table-cell office:value-type="float" office:value="1.00010098416384">
                <text:p>1.00010098416384</text:p>
              </table:table-cell>
              <table:table-cell office:value-type="float" office:value="1.00014094827184">
                <text:p>1.00014094827184</text:p>
              </table:table-cell>
              <table:table-cell office:value-type="float" office:value="1.00020120019458">
                <text:p>1.00020120019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">
                <text:p>33.6</text:p>
              </table:table-cell>
              <table:table-cell office:value-type="float" office:value="1.00005433372975">
                <text:p>1.00005433372975</text:p>
              </table:table-cell>
              <table:table-cell office:value-type="float" office:value="1.0000890084812">
                <text:p>1.0000890084812</text:p>
              </table:table-cell>
              <table:table-cell office:value-type="float" office:value="1.00010186914599">
                <text:p>1.00010186914599</text:p>
              </table:table-cell>
              <table:table-cell office:value-type="float" office:value="1.00014108689596">
                <text:p>1.00014108689596</text:p>
              </table:table-cell>
              <table:table-cell office:value-type="float" office:value="1.00020037489009">
                <text:p>1.00020037489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.00005402933437">
                <text:p>1.00005402933437</text:p>
              </table:table-cell>
              <table:table-cell office:value-type="float" office:value="1.00008970743001">
                <text:p>1.00008970743001</text:p>
              </table:table-cell>
              <table:table-cell office:value-type="float" office:value="1.00010207491318">
                <text:p>1.00010207491318</text:p>
              </table:table-cell>
              <table:table-cell office:value-type="float" office:value="1.00014053735909">
                <text:p>1.00014053735909</text:p>
              </table:table-cell>
              <table:table-cell office:value-type="float" office:value="1.00019884991497">
                <text:p>1.00019884991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4">
                <text:p>36.4</text:p>
              </table:table-cell>
              <table:table-cell office:value-type="float" office:value="1.00005302367195">
                <text:p>1.00005302367195</text:p>
              </table:table-cell>
              <table:table-cell office:value-type="float" office:value="1.00008973481192">
                <text:p>1.00008973481192</text:p>
              </table:table-cell>
              <table:table-cell office:value-type="float" office:value="1.00010160455445">
                <text:p>1.00010160455445</text:p>
              </table:table-cell>
              <table:table-cell office:value-type="float" office:value="1.00013930262638">
                <text:p>1.00013930262638</text:p>
              </table:table-cell>
              <table:table-cell office:value-type="float" office:value="1.00019662809052">
                <text:p>1.00019662809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8">
                <text:p>37.8</text:p>
              </table:table-cell>
              <table:table-cell office:value-type="float" office:value="1.00005131887169">
                <text:p>1.00005131887169</text:p>
              </table:table-cell>
              <table:table-cell office:value-type="float" office:value="1.00008909369454">
                <text:p>1.00008909369454</text:p>
              </table:table-cell>
              <table:table-cell office:value-type="float" office:value="1.00010046111137">
                <text:p>1.00010046111137</text:p>
              </table:table-cell>
              <table:table-cell office:value-type="float" office:value="1.0001373856142">
                <text:p>1.0001373856142</text:p>
              </table:table-cell>
              <table:table-cell office:value-type="float" office:value="1.00019371218565">
                <text:p>1.00019371218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2">
                <text:p>39.2</text:p>
              </table:table-cell>
              <table:table-cell office:value-type="float" office:value="1.00004891647443">
                <text:p>1.00004891647443</text:p>
              </table:table-cell>
              <table:table-cell office:value-type="float" office:value="1.00008778712128">
                <text:p>1.00008778712128</text:p>
              </table:table-cell>
              <table:table-cell office:value-type="float" office:value="1.00009864758073">
                <text:p>1.00009864758073</text:p>
              </table:table-cell>
              <table:table-cell office:value-type="float" office:value="1.00013478918765">
                <text:p>1.00013478918765</text:p>
              </table:table-cell>
              <table:table-cell office:value-type="float" office:value="1.00019010491603">
                <text:p>1.00019010491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6">
                <text:p>40.6</text:p>
              </table:table-cell>
              <table:table-cell office:value-type="float" office:value="1.00004581795427">
                <text:p>1.00004581795427</text:p>
              </table:table-cell>
              <table:table-cell office:value-type="float" office:value="1.0000858180778">
                <text:p>1.0000858180778</text:p>
              </table:table-cell>
              <table:table-cell office:value-type="float" office:value="1.00009616690976">
                <text:p>1.00009616690976</text:p>
              </table:table-cell>
              <table:table-cell office:value-type="float" office:value="1.00013151616199">
                <text:p>1.00013151616199</text:p>
              </table:table-cell>
              <table:table-cell office:value-type="float" office:value="1.00018580894407">
                <text:p>1.00018580894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1.00004202454852">
                <text:p>1.00004202454852</text:p>
              </table:table-cell>
              <table:table-cell office:value-type="float" office:value="1.00008318949338">
                <text:p>1.00008318949338</text:p>
              </table:table-cell>
              <table:table-cell office:value-type="float" office:value="1.00009302199913">
                <text:p>1.00009302199913</text:p>
              </table:table-cell>
              <table:table-cell office:value-type="float" office:value="1.00012756930175">
                <text:p>1.00012756930175</text:p>
              </table:table-cell>
              <table:table-cell office:value-type="float" office:value="1.00018082687813">
                <text:p>1.00018082687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1.00003753722044">
                <text:p>1.00003753722044</text:p>
              </table:table-cell>
              <table:table-cell office:value-type="float" office:value="1.00007990425522">
                <text:p>1.00007990425522</text:p>
              </table:table-cell>
              <table:table-cell office:value-type="float" office:value="1.00008921570197">
                <text:p>1.00008921570197</text:p>
              </table:table-cell>
              <table:table-cell office:value-type="float" office:value="1.00012295132074">
                <text:p>1.00012295132074</text:p>
              </table:table-cell>
              <table:table-cell office:value-type="float" office:value="1.00017516127256">
                <text:p>1.00017516127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">
                <text:p>44.8</text:p>
              </table:table-cell>
              <table:table-cell office:value-type="float" office:value="1.00003235661236">
                <text:p>1.00003235661236</text:p>
              </table:table-cell>
              <table:table-cell office:value-type="float" office:value="1.00007596520253">
                <text:p>1.00007596520253</text:p>
              </table:table-cell>
              <table:table-cell office:value-type="float" office:value="1.00008475082322">
                <text:p>1.00008475082322</text:p>
              </table:table-cell>
              <table:table-cell office:value-type="float" office:value="1.0001176648813">
                <text:p>1.0001176648813</text:p>
              </table:table-cell>
              <table:table-cell office:value-type="float" office:value="1.00016881462683">
                <text:p>1.0001688146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2">
                <text:p>46.2</text:p>
              </table:table-cell>
              <table:table-cell office:value-type="float" office:value="1.00002648298842">
                <text:p>1.00002648298842</text:p>
              </table:table-cell>
              <table:table-cell office:value-type="float" office:value="1.00007137512542">
                <text:p>1.00007137512542</text:p>
              </table:table-cell>
              <table:table-cell office:value-type="float" office:value="1.00007963011945">
                <text:p>1.00007963011945</text:p>
              </table:table-cell>
              <table:table-cell office:value-type="float" office:value="1.00011171259372">
                <text:p>1.00011171259372</text:p>
              </table:table-cell>
              <table:table-cell office:value-type="float" office:value="1.00016178938507">
                <text:p>1.00016178938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6">
                <text:p>47.6</text:p>
              </table:table-cell>
              <table:table-cell office:value-type="float" office:value="1.0000199161665">
                <text:p>1.0000199161665</text:p>
              </table:table-cell>
              <table:table-cell office:value-type="float" office:value="1.00006613676483">
                <text:p>1.00006613676483</text:p>
              </table:table-cell>
              <table:table-cell office:value-type="float" office:value="1.00007385629833">
                <text:p>1.00007385629833</text:p>
              </table:table-cell>
              <table:table-cell office:value-type="float" office:value="1.00010509701601">
                <text:p>1.00010509701601</text:p>
              </table:table-cell>
              <table:table-cell office:value-type="float" office:value="1.00015408793545">
                <text:p>1.00015408793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1.00001265543588">
                <text:p>1.00001265543588</text:p>
              </table:table-cell>
              <table:table-cell office:value-type="float" office:value="1.00006025281159">
                <text:p>1.00006025281159</text:p>
              </table:table-cell>
              <table:table-cell office:value-type="float" office:value="1.00006743201789">
                <text:p>1.00006743201789</text:p>
              </table:table-cell>
              <table:table-cell office:value-type="float" office:value="1.00009782065268">
                <text:p>1.00009782065268</text:p>
              </table:table-cell>
              <table:table-cell office:value-type="float" office:value="1.00014571260912">
                <text:p>1.00014571260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4">
                <text:p>50.4</text:p>
              </table:table-cell>
              <table:table-cell office:value-type="float" office:value="1.00000469946228">
                <text:p>1.00000469946228</text:p>
              </table:table-cell>
              <table:table-cell office:value-type="float" office:value="1.00005372590618">
                <text:p>1.00005372590618</text:p>
              </table:table-cell>
              <table:table-cell office:value-type="float" office:value="1.0000603598859">
                <text:p>1.0000603598859</text:p>
              </table:table-cell>
              <table:table-cell office:value-type="float" office:value="1.00008988595439">
                <text:p>1.00008988595439</text:p>
              </table:table-cell>
              <table:table-cell office:value-type="float" office:value="1.00013666567965">
                <text:p>1.00013666567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8">
                <text:p>51.8</text:p>
              </table:table-cell>
              <table:table-cell office:value-type="float" office:value="0.999996046179158">
                <text:p>0.999996046179158</text:p>
              </table:table-cell>
              <table:table-cell office:value-type="float" office:value="1.00004655863745">
                <text:p>1.00004655863745</text:p>
              </table:table-cell>
              <table:table-cell office:value-type="float" office:value="1.00005264245918">
                <text:p>1.00005264245918</text:p>
              </table:table-cell>
              <table:table-cell office:value-type="float" office:value="1.00008129531664">
                <text:p>1.00008129531664</text:p>
              </table:table-cell>
              <table:table-cell office:value-type="float" office:value="1.00012694936163">
                <text:p>1.00012694936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2">
                <text:p>53.2</text:p>
              </table:table-cell>
              <table:table-cell office:value-type="float" office:value="0.999986692667982">
                <text:p>0.999986692667982</text:p>
              </table:table-cell>
              <table:table-cell office:value-type="float" office:value="1.000038753542">
                <text:p>1.000038753542</text:p>
              </table:table-cell>
              <table:table-cell office:value-type="float" office:value="1.00004428224238">
                <text:p>1.00004428224238</text:p>
              </table:table-cell>
              <table:table-cell office:value-type="float" office:value="1.00007205107891">
                <text:p>1.00007205107891</text:p>
              </table:table-cell>
              <table:table-cell office:value-type="float" office:value="1.0001165658097">
                <text:p>1.00011656580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6">
                <text:p>54.6</text:p>
              </table:table-cell>
              <table:table-cell office:value-type="float" office:value="0.999976635032808">
                <text:p>0.999976635032808</text:p>
              </table:table-cell>
              <table:table-cell office:value-type="float" office:value="1.00003031310298">
                <text:p>1.00003031310298</text:p>
              </table:table-cell>
              <table:table-cell office:value-type="float" office:value="1.00003528168738">
                <text:p>1.00003528168738</text:p>
              </table:table-cell>
              <table:table-cell office:value-type="float" office:value="1.0000621555234">
                <text:p>1.0000621555234</text:p>
              </table:table-cell>
              <table:table-cell office:value-type="float" office:value="1.00010551711726">
                <text:p>1.00010551711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0.999965868276439">
                <text:p>0.999965868276439</text:p>
              </table:table-cell>
              <table:table-cell office:value-type="float" office:value="1.00002123974914">
                <text:p>1.00002123974914</text:p>
              </table:table-cell>
              <table:table-cell office:value-type="float" office:value="1.00002564319163">
                <text:p>1.00002564319163</text:p>
              </table:table-cell>
              <table:table-cell office:value-type="float" office:value="1.00005161087384">
                <text:p>1.00005161087384</text:p>
              </table:table-cell>
              <table:table-cell office:value-type="float" office:value="1.00009380531479">
                <text:p>1.00009380531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">
                <text:p>57.4</text:p>
              </table:table-cell>
              <table:table-cell office:value-type="float" office:value="0.999954386188167">
                <text:p>0.999954386188167</text:p>
              </table:table-cell>
              <table:table-cell office:value-type="float" office:value="1.00001153585333">
                <text:p>1.00001153585333</text:p>
              </table:table-cell>
              <table:table-cell office:value-type="float" office:value="1.00001536909724">
                <text:p>1.00001536909724</text:p>
              </table:table-cell>
              <table:table-cell office:value-type="float" office:value="1.00004041929377">
                <text:p>1.00004041929377</text:p>
              </table:table-cell>
              <table:table-cell office:value-type="float" office:value="1.00008143236835">
                <text:p>1.00008143236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8">
                <text:p>58.8</text:p>
              </table:table-cell>
              <table:table-cell office:value-type="float" office:value="0.999942181256624">
                <text:p>0.999942181256624</text:p>
              </table:table-cell>
              <table:table-cell office:value-type="float" office:value="1.00000120373108">
                <text:p>1.00000120373108</text:p>
              </table:table-cell>
              <table:table-cell office:value-type="float" office:value="1.00000446168924">
                <text:p>1.00000446168924</text:p>
              </table:table-cell>
              <table:table-cell office:value-type="float" office:value="1.00002858288477">
                <text:p>1.00002858288477</text:p>
              </table:table-cell>
              <table:table-cell office:value-type="float" office:value="1.00006840017758">
                <text:p>1.00006840017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2">
                <text:p>60.2</text:p>
              </table:table-cell>
              <table:table-cell office:value-type="float" office:value="0.999929244617608">
                <text:p>0.999929244617608</text:p>
              </table:table-cell>
              <table:table-cell office:value-type="float" office:value="0.999990245639095">
                <text:p>0.999990245639095</text:p>
              </table:table-cell>
              <table:table-cell office:value-type="float" office:value="0.999992923193898">
                <text:p>0.999992923193898</text:p>
              </table:table-cell>
              <table:table-cell office:value-type="float" office:value="1.000016103685">
                <text:p>1.000016103685</text:p>
              </table:table-cell>
              <table:table-cell office:value-type="float" office:value="1.00005471057376">
                <text:p>1.00005471057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6">
                <text:p>61.6</text:p>
              </table:table-cell>
              <table:table-cell office:value-type="float" office:value="0.999915566043653">
                <text:p>0.999915566043653</text:p>
              </table:table-cell>
              <table:table-cell office:value-type="float" office:value="0.99997866377336">
                <text:p>0.99997866377336</text:p>
              </table:table-cell>
              <table:table-cell office:value-type="float" office:value="0.999980755777019">
                <text:p>0.999980755777019</text:p>
              </table:table-cell>
              <table:table-cell office:value-type="float" office:value="1.00000298366665">
                <text:p>1.00000298366665</text:p>
              </table:table-cell>
              <table:table-cell office:value-type="float" office:value="1.00004036531739">
                <text:p>1.00004036531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0.999901133974804">
                <text:p>0.999901133974804</text:p>
              </table:table-cell>
              <table:table-cell office:value-type="float" office:value="0.999966460267109">
                <text:p>0.999966460267109</text:p>
              </table:table-cell>
              <table:table-cell office:value-type="float" office:value="0.999967961541729">
                <text:p>0.999967961541729</text:p>
              </table:table-cell>
              <table:table-cell office:value-type="float" office:value="0.999989224733786">
                <text:p>0.999989224733786</text:p>
              </table:table-cell>
              <table:table-cell office:value-type="float" office:value="1.00002536609559">
                <text:p>1.00002536609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4">
                <text:p>64.4</text:p>
              </table:table-cell>
              <table:table-cell office:value-type="float" office:value="0.999885935579428">
                <text:p>0.999885935579428</text:p>
              </table:table-cell>
              <table:table-cell office:value-type="float" office:value="0.999953637188562">
                <text:p>0.999953637188562</text:p>
              </table:table-cell>
              <table:table-cell office:value-type="float" office:value="0.999954542525991">
                <text:p>0.999954542525991</text:p>
              </table:table-cell>
              <table:table-cell office:value-type="float" office:value="0.999974828719711">
                <text:p>0.999974828719711</text:p>
              </table:table-cell>
              <table:table-cell office:value-type="float" office:value="1.00000971451937">
                <text:p>1.00000971451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8">
                <text:p>65.8</text:p>
              </table:table-cell>
              <table:table-cell office:value-type="float" office:value="0.999869956827173">
                <text:p>0.999869956827173</text:p>
              </table:table-cell>
              <table:table-cell office:value-type="float" office:value="0.99994019653856">
                <text:p>0.99994019653856</text:p>
              </table:table-cell>
              <table:table-cell office:value-type="float" office:value="0.999940500700304">
                <text:p>0.999940500700304</text:p>
              </table:table-cell>
              <table:table-cell office:value-type="float" office:value="0.999959797384072">
                <text:p>0.999959797384072</text:p>
              </table:table-cell>
              <table:table-cell office:value-type="float" office:value="0.999993412120312">
                <text:p>0.9999934121203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2">
                <text:p>67.2</text:p>
              </table:table-cell>
              <table:table-cell office:value-type="float" office:value="0.999853182550632">
                <text:p>0.999853182550632</text:p>
              </table:table-cell>
              <table:table-cell office:value-type="float" office:value="0.999926140247745">
                <text:p>0.999926140247745</text:p>
              </table:table-cell>
              <table:table-cell office:value-type="float" office:value="0.999925837964731">
                <text:p>0.999925837964731</text:p>
              </table:table-cell>
              <table:table-cell office:value-type="float" office:value="0.999944132409816">
                <text:p>0.999944132409816</text:p>
              </table:table-cell>
              <table:table-cell office:value-type="float" office:value="0.999976460346956">
                <text:p>0.999976460346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6">
                <text:p>68.6</text:p>
              </table:table-cell>
              <table:table-cell office:value-type="float" office:value="0.999835596473695">
                <text:p>0.999835596473695</text:p>
              </table:table-cell>
              <table:table-cell office:value-type="float" office:value="0.999911470173405">
                <text:p>0.999911470173405</text:p>
              </table:table-cell>
              <table:table-cell office:value-type="float" office:value="0.99991055614545">
                <text:p>0.99991055614545</text:p>
              </table:table-cell>
              <table:table-cell office:value-type="float" office:value="0.999927835399243">
                <text:p>0.999927835399243</text:p>
              </table:table-cell>
              <table:table-cell office:value-type="float" office:value="0.999958860561318">
                <text:p>0.999958860561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0.999817181190621">
                <text:p>0.999817181190621</text:p>
              </table:table-cell>
              <table:table-cell office:value-type="float" office:value="0.999896188096258">
                <text:p>0.999896188096258</text:p>
              </table:table-cell>
              <table:table-cell office:value-type="float" office:value="0.999894656991699">
                <text:p>0.999894656991699</text:p>
              </table:table-cell>
              <table:table-cell office:value-type="float" office:value="0.999910907870465">
                <text:p>0.999910907870465</text:p>
              </table:table-cell>
              <table:table-cell office:value-type="float" office:value="0.999940614034006">
                <text:p>0.999940614034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FreeBSD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46cm" svg:height="10.77cm" xlink:href=".." xlink:type="simple" chart:class="chart:scatter" chart:style-name="ch1">
        <chart:title svg:x="6.579cm" svg:y="0.351cm" chart:style-name="ch2">
          <text:p>Temperature Sensor Linearity</text:p>
        </chart:title>
        <chart:legend chart:legend-position="bottom" svg:x="4.688cm" svg:y="9.987cm" style:legend-expansion="wide" chart:style-name="ch3"/>
        <chart:plot-area chart:style-name="ch4" table:cell-range-address="'temp-linearity'.A1:'temp-linearity'.F52" chart:data-source-has-labels="row" svg:x="1.393cm" svg:y="1.345cm" svg:width="17.371cm" svg:height="7.446cm">
          <chartooo:coordinate-region svg:x="2.305cm" svg:y="1.544cm" svg:width="16.272cm" svg:height="6.6cm"/>
          <chart:axis chart:dimension="x" chart:name="primary-x" chart:style-name="ch5">
            <chart:title svg:x="8.857cm" svg:y="9.006cm" chart:style-name="ch6">
              <text:p>Temperature (C)</text:p>
            </chart:title>
            <chart:grid chart:style-name="ch7" chart:class="major"/>
          </chart:axis>
          <chart:axis chart:dimension="y" chart:name="primary-y" chart:style-name="ch8">
            <chart:title svg:x="0.451cm" svg:y="6.408cm" chart:style-name="ch9">
              <text:p>Sensor Output (V)</text:p>
            </chart:title>
            <chart:grid chart:style-name="ch7" chart:class="major"/>
          </chart:axis>
          <chart:series chart:style-name="ch10" chart:values-cell-range-address="'temp-linearity'.B2:'temp-linearity'.B52" chart:label-cell-address="'temp-linearity'.B1:'temp-linearity'.B1" chart:class="chart:scatter">
            <chart:domain table:cell-range-address="'temp-linearity'.A2:'temp-linearity'.A52"/>
            <chart:data-point chart:repeated="51"/>
          </chart:series>
          <chart:series chart:style-name="ch11" chart:values-cell-range-address="'temp-linearity'.C2:'temp-linearity'.C52" chart:label-cell-address="'temp-linearity'.C1:'temp-linearity'.C1" chart:class="chart:scatter">
            <chart:data-point chart:repeated="51"/>
          </chart:series>
          <chart:series chart:style-name="ch12" chart:values-cell-range-address="'temp-linearity'.D2:'temp-linearity'.D52" chart:label-cell-address="'temp-linearity'.D1:'temp-linearity'.D1" chart:class="chart:scatter">
            <chart:data-point chart:repeated="51"/>
          </chart:series>
          <chart:series chart:style-name="ch13" chart:values-cell-range-address="'temp-linearity'.E2:'temp-linearity'.E52" chart:label-cell-address="'temp-linearity'.E1:'temp-linearity'.E1" chart:class="chart:scatter">
            <chart:data-point chart:repeated="51"/>
          </chart:series>
          <chart:series chart:style-name="ch14" chart:values-cell-range-address="'temp-linearity'.F2:'temp-linearity'.F52" chart:label-cell-address="'temp-linearity'.F1:'temp-linearity'.F1" chart:class="chart:scatter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6 V</text:p>
                <draw:g>
                  <svg:desc>'temp-linearity'.B1:'temp-linearity'.B1</svg:desc>
                </draw:g>
              </table:table-cell>
              <table:table-cell office:value-type="string">
                <text:p>2.0 V</text:p>
                <draw:g>
                  <svg:desc>'temp-linearity'.C1:'temp-linearity'.C1</svg:desc>
                </draw:g>
              </table:table-cell>
              <table:table-cell office:value-type="string">
                <text:p>2.4 V</text:p>
                <draw:g>
                  <svg:desc>'temp-linearity'.D1:'temp-linearity'.D1</svg:desc>
                </draw:g>
              </table:table-cell>
              <table:table-cell office:value-type="string">
                <text:p>2.8 V</text:p>
                <draw:g>
                  <svg:desc>'temp-linearity'.E1:'temp-linearity'.E1</svg:desc>
                </draw:g>
              </table:table-cell>
              <table:table-cell office:value-type="string">
                <text:p>3.2 V</text:p>
                <draw:g>
                  <svg:desc>'temp-linearity'.F1:'temp-linearity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-linearity'.A2:'temp-linearity'.A52</svg:desc>
                </draw:g>
              </table:table-cell>
              <table:table-cell office:value-type="float" office:value="0.969180510915645">
                <text:p>0.969180510915645</text:p>
                <draw:g>
                  <svg:desc>'temp-linearity'.B2:'temp-linearity'.B52</svg:desc>
                </draw:g>
              </table:table-cell>
              <table:table-cell office:value-type="float" office:value="0.807148766136181">
                <text:p>0.807148766136181</text:p>
                <draw:g>
                  <svg:desc>'temp-linearity'.C2:'temp-linearity'.C52</svg:desc>
                </draw:g>
              </table:table-cell>
              <table:table-cell office:value-type="float" office:value="0.806153033293475">
                <text:p>0.806153033293475</text:p>
                <draw:g>
                  <svg:desc>'temp-linearity'.D2:'temp-linearity'.D52</svg:desc>
                </draw:g>
              </table:table-cell>
              <table:table-cell office:value-type="float" office:value="0.806465126173896">
                <text:p>0.806465126173896</text:p>
                <draw:g>
                  <svg:desc>'temp-linearity'.E2:'temp-linearity'.E52</svg:desc>
                </draw:g>
              </table:table-cell>
              <table:table-cell office:value-type="float" office:value="0.807312703631439">
                <text:p>0.807312703631439</text:p>
                <draw:g>
                  <svg:desc>'temp-linearity'.F2:'temp-linearity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972687307835188">
                <text:p>0.972687307835188</text:p>
              </table:table-cell>
              <table:table-cell office:value-type="float" office:value="0.807926278372402">
                <text:p>0.807926278372402</text:p>
              </table:table-cell>
              <table:table-cell office:value-type="float" office:value="0.80699003036855">
                <text:p>0.80699003036855</text:p>
              </table:table-cell>
              <table:table-cell office:value-type="float" office:value="0.807296873035448">
                <text:p>0.807296873035448</text:p>
              </table:table-cell>
              <table:table-cell office:value-type="float" office:value="0.808140004085015">
                <text:p>0.80814000408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0.976103781892312">
                <text:p>0.976103781892312</text:p>
              </table:table-cell>
              <table:table-cell office:value-type="float" office:value="0.808790989232811">
                <text:p>0.808790989232811</text:p>
              </table:table-cell>
              <table:table-cell office:value-type="float" office:value="0.807827566503517">
                <text:p>0.807827566503517</text:p>
              </table:table-cell>
              <table:table-cell office:value-type="float" office:value="0.808128972743156">
                <text:p>0.808128972743156</text:p>
              </table:table-cell>
              <table:table-cell office:value-type="float" office:value="0.808967122755961">
                <text:p>0.808967122755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0.979424505355654">
                <text:p>0.979424505355654</text:p>
              </table:table-cell>
              <table:table-cell office:value-type="float" office:value="0.809656268170527">
                <text:p>0.809656268170527</text:p>
              </table:table-cell>
              <table:table-cell office:value-type="float" office:value="0.808664873901384">
                <text:p>0.808664873901384</text:p>
              </table:table-cell>
              <table:table-cell office:value-type="float" office:value="0.808960835373246">
                <text:p>0.808960835373246</text:p>
              </table:table-cell>
              <table:table-cell office:value-type="float" office:value="0.809793983579067">
                <text:p>0.809793983579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0.982648503801367">
                <text:p>0.982648503801367</text:p>
              </table:table-cell>
              <table:table-cell office:value-type="float" office:value="0.810522130986264">
                <text:p>0.810522130986264</text:p>
              </table:table-cell>
              <table:table-cell office:value-type="float" office:value="0.809501952048514">
                <text:p>0.809501952048514</text:p>
              </table:table-cell>
              <table:table-cell office:value-type="float" office:value="0.809792460233629">
                <text:p>0.809792460233629</text:p>
              </table:table-cell>
              <table:table-cell office:value-type="float" office:value="0.810620585967327">
                <text:p>0.81062058596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98577556499031">
                <text:p>0.98577556499031</text:p>
              </table:table-cell>
              <table:table-cell office:value-type="float" office:value="0.811388610414409">
                <text:p>0.811388610414409</text:p>
              </table:table-cell>
              <table:table-cell office:value-type="float" office:value="0.81033880078938">
                <text:p>0.81033880078938</text:p>
              </table:table-cell>
              <table:table-cell office:value-type="float" office:value="0.810623847065061">
                <text:p>0.810623847065061</text:p>
              </table:table-cell>
              <table:table-cell office:value-type="float" office:value="0.811446929803009">
                <text:p>0.81144692980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">
                <text:p>8.4</text:p>
              </table:table-cell>
              <table:table-cell office:value-type="float" office:value="0.988806356134405">
                <text:p>0.988806356134405</text:p>
              </table:table-cell>
              <table:table-cell office:value-type="float" office:value="0.812255737985183">
                <text:p>0.812255737985183</text:p>
              </table:table-cell>
              <table:table-cell office:value-type="float" office:value="0.811175419996199">
                <text:p>0.811175419996199</text:p>
              </table:table-cell>
              <table:table-cell office:value-type="float" office:value="0.811454995622924">
                <text:p>0.811454995622924</text:p>
              </table:table-cell>
              <table:table-cell office:value-type="float" office:value="0.812273014981093">
                <text:p>0.812273014981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">
                <text:p>9.8</text:p>
              </table:table-cell>
              <table:table-cell office:value-type="float" office:value="0.991742274930529">
                <text:p>0.991742274930529</text:p>
              </table:table-cell>
              <table:table-cell office:value-type="float" office:value="0.813123546484286">
                <text:p>0.813123546484286</text:p>
              </table:table-cell>
              <table:table-cell office:value-type="float" office:value="0.812011809566597">
                <text:p>0.812011809566597</text:p>
              </table:table-cell>
              <table:table-cell office:value-type="float" office:value="0.812285905675302">
                <text:p>0.812285905675302</text:p>
              </table:table-cell>
              <table:table-cell office:value-type="float" office:value="0.813098841406945">
                <text:p>0.813098841406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">
                <text:p>11.2</text:p>
              </table:table-cell>
              <table:table-cell office:value-type="float" office:value="0.99458530441701">
                <text:p>0.99458530441701</text:p>
              </table:table-cell>
              <table:table-cell office:value-type="float" office:value="0.813992069998954">
                <text:p>0.813992069998954</text:p>
              </table:table-cell>
              <table:table-cell office:value-type="float" office:value="0.812847969423305">
                <text:p>0.812847969423305</text:p>
              </table:table-cell>
              <table:table-cell office:value-type="float" office:value="0.813116577002105">
                <text:p>0.813116577002105</text:p>
              </table:table-cell>
              <table:table-cell office:value-type="float" office:value="0.813924408995821">
                <text:p>0.813924408995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0.997337877794111">
                <text:p>0.997337877794111</text:p>
              </table:table-cell>
              <table:table-cell office:value-type="float" office:value="0.814861343966255">
                <text:p>0.814861343966255</text:p>
              </table:table-cell>
              <table:table-cell office:value-type="float" office:value="0.813683899512654">
                <text:p>0.813683899512654</text:p>
              </table:table-cell>
              <table:table-cell office:value-type="float" office:value="0.813947009393544">
                <text:p>0.813947009393544</text:p>
              </table:table-cell>
              <table:table-cell office:value-type="float" office:value="0.814749717671292">
                <text:p>0.814749717671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.00000275783974">
                <text:p>1.00000275783974</text:p>
              </table:table-cell>
              <table:table-cell office:value-type="float" office:value="0.815731405222415">
                <text:p>0.815731405222415</text:p>
              </table:table-cell>
              <table:table-cell office:value-type="float" office:value="0.814519599803958">
                <text:p>0.814519599803958</text:p>
              </table:table-cell>
              <table:table-cell office:value-type="float" office:value="0.814777202649481">
                <text:p>0.814777202649481</text:p>
              </table:table-cell>
              <table:table-cell office:value-type="float" office:value="0.81557476736429">
                <text:p>0.81557476736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">
                <text:p>15.4</text:p>
              </table:table-cell>
              <table:table-cell office:value-type="float" office:value="1.00258293309787">
                <text:p>1.00258293309787</text:p>
              </table:table-cell>
              <table:table-cell office:value-type="float" office:value="0.816602292053797">
                <text:p>0.816602292053797</text:p>
              </table:table-cell>
              <table:table-cell office:value-type="float" office:value="0.815355070288942">
                <text:p>0.815355070288942</text:p>
              </table:table-cell>
              <table:table-cell office:value-type="float" office:value="0.815607156577763">
                <text:p>0.815607156577763</text:p>
              </table:table-cell>
              <table:table-cell office:value-type="float" office:value="0.816399558012168">
                <text:p>0.816399558012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">
                <text:p>16.8</text:p>
              </table:table-cell>
              <table:table-cell office:value-type="float" office:value="1.00508153117244">
                <text:p>1.00508153117244</text:p>
              </table:table-cell>
              <table:table-cell office:value-type="float" office:value="0.817474044249615">
                <text:p>0.817474044249615</text:p>
              </table:table-cell>
              <table:table-cell office:value-type="float" office:value="0.816190310980443">
                <text:p>0.816190310980443</text:p>
              </table:table-cell>
              <table:table-cell office:value-type="float" office:value="0.816436870994073">
                <text:p>0.816436870994073</text:p>
              </table:table-cell>
              <table:table-cell office:value-type="float" office:value="0.817224089557246">
                <text:p>0.817224089557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">
                <text:p>18.2</text:p>
              </table:table-cell>
              <table:table-cell office:value-type="float" office:value="1.00750174824884">
                <text:p>1.00750174824884</text:p>
              </table:table-cell>
              <table:table-cell office:value-type="float" office:value="0.818346703155829">
                <text:p>0.818346703155829</text:p>
              </table:table-cell>
              <table:table-cell office:value-type="float" office:value="0.817025321912141">
                <text:p>0.817025321912141</text:p>
              </table:table-cell>
              <table:table-cell office:value-type="float" office:value="0.817266345719976">
                <text:p>0.817266345719976</text:p>
              </table:table-cell>
              <table:table-cell office:value-type="float" office:value="0.818048361946132">
                <text:p>0.818048361946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">
                <text:p>19.6</text:p>
              </table:table-cell>
              <table:table-cell office:value-type="float" office:value="1.00984679324626">
                <text:p>1.00984679324626</text:p>
              </table:table-cell>
              <table:table-cell office:value-type="float" office:value="0.819220311730371">
                <text:p>0.819220311730371</text:p>
              </table:table-cell>
              <table:table-cell office:value-type="float" office:value="0.817860103137287">
                <text:p>0.817860103137287</text:p>
              </table:table-cell>
              <table:table-cell office:value-type="float" office:value="0.818095580582417">
                <text:p>0.818095580582417</text:p>
              </table:table-cell>
              <table:table-cell office:value-type="float" office:value="0.81887237512848">
                <text:p>0.81887237512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.01211984468801">
                <text:p>1.01211984468801</text:p>
              </table:table-cell>
              <table:table-cell office:value-type="float" office:value="0.820094914600597">
                <text:p>0.820094914600597</text:p>
              </table:table-cell>
              <table:table-cell office:value-type="float" office:value="0.818694654728284">
                <text:p>0.818694654728284</text:p>
              </table:table-cell>
              <table:table-cell office:value-type="float" office:value="0.818924575412609">
                <text:p>0.818924575412609</text:p>
              </table:table-cell>
              <table:table-cell office:value-type="float" office:value="0.819696129055721">
                <text:p>0.819696129055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4">
                <text:p>22.4</text:p>
              </table:table-cell>
              <table:table-cell office:value-type="float" office:value="1.01432401829856">
                <text:p>1.01432401829856</text:p>
              </table:table-cell>
              <table:table-cell office:value-type="float" office:value="0.82097055812109">
                <text:p>0.82097055812109</text:p>
              </table:table-cell>
              <table:table-cell office:value-type="float" office:value="0.819528976776248">
                <text:p>0.819528976776248</text:p>
              </table:table-cell>
              <table:table-cell office:value-type="float" office:value="0.819753330044735">
                <text:p>0.819753330044735</text:p>
              </table:table-cell>
              <table:table-cell office:value-type="float" office:value="0.820519623680706">
                <text:p>0.820519623680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8">
                <text:p>23.8</text:p>
              </table:table-cell>
              <table:table-cell office:value-type="float" office:value="1.01646234343967">
                <text:p>1.01646234343967</text:p>
              </table:table-cell>
              <table:table-cell office:value-type="float" office:value="0.821847290433253">
                <text:p>0.821847290433253</text:p>
              </table:table-cell>
              <table:table-cell office:value-type="float" office:value="0.820363069389433">
                <text:p>0.820363069389433</text:p>
              </table:table-cell>
              <table:table-cell office:value-type="float" office:value="0.820581844315423">
                <text:p>0.820581844315423</text:p>
              </table:table-cell>
              <table:table-cell office:value-type="float" office:value="0.821342858955738">
                <text:p>0.821342858955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">
                <text:p>25.2</text:p>
              </table:table-cell>
              <table:table-cell office:value-type="float" office:value="1.01853774323639">
                <text:p>1.01853774323639</text:p>
              </table:table-cell>
              <table:table-cell office:value-type="float" office:value="0.822725160682487">
                <text:p>0.822725160682487</text:p>
              </table:table-cell>
              <table:table-cell office:value-type="float" office:value="0.821196932114071">
                <text:p>0.821196932114071</text:p>
              </table:table-cell>
              <table:table-cell office:value-type="float" office:value="0.821410118008013">
                <text:p>0.821410118008013</text:p>
              </table:table-cell>
              <table:table-cell office:value-type="float" office:value="0.822165835582354">
                <text:p>0.822165835582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6">
                <text:p>26.6</text:p>
              </table:table-cell>
              <table:table-cell office:value-type="float" office:value="1.02055301333386">
                <text:p>1.02055301333386</text:p>
              </table:table-cell>
              <table:table-cell office:value-type="float" office:value="0.823604216422846">
                <text:p>0.823604216422846</text:p>
              </table:table-cell>
              <table:table-cell office:value-type="float" office:value="0.82203056204559">
                <text:p>0.82203056204559</text:p>
              </table:table-cell>
              <table:table-cell office:value-type="float" office:value="0.822238150483657">
                <text:p>0.822238150483657</text:p>
              </table:table-cell>
              <table:table-cell office:value-type="float" office:value="0.82298855698421">
                <text:p>0.82298855698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.02251086761611">
                <text:p>1.02251086761611</text:p>
              </table:table-cell>
              <table:table-cell office:value-type="float" office:value="0.824484516495144">
                <text:p>0.824484516495144</text:p>
              </table:table-cell>
              <table:table-cell office:value-type="float" office:value="0.82286396270962">
                <text:p>0.82286396270962</text:p>
              </table:table-cell>
              <table:table-cell office:value-type="float" office:value="0.823065941763205">
                <text:p>0.823065941763205</text:p>
              </table:table-cell>
              <table:table-cell office:value-type="float" office:value="0.823811018420083">
                <text:p>0.823811018420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4">
                <text:p>29.4</text:p>
              </table:table-cell>
              <table:table-cell office:value-type="float" office:value="1.02441387649053">
                <text:p>1.02441387649053</text:p>
              </table:table-cell>
              <table:table-cell office:value-type="float" office:value="0.825366116798241">
                <text:p>0.825366116798241</text:p>
              </table:table-cell>
              <table:table-cell office:value-type="float" office:value="0.823697134268734">
                <text:p>0.823697134268734</text:p>
              </table:table-cell>
              <table:table-cell office:value-type="float" office:value="0.823893491670083">
                <text:p>0.823893491670083</text:p>
              </table:table-cell>
              <table:table-cell office:value-type="float" office:value="0.82463321981588">
                <text:p>0.82463321981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8">
                <text:p>30.8</text:p>
              </table:table-cell>
              <table:table-cell office:value-type="float" office:value="1.026264487275">
                <text:p>1.026264487275</text:p>
              </table:table-cell>
              <table:table-cell office:value-type="float" office:value="0.826249075341163">
                <text:p>0.826249075341163</text:p>
              </table:table-cell>
              <table:table-cell office:value-type="float" office:value="0.824530076910477">
                <text:p>0.824530076910477</text:p>
              </table:table-cell>
              <table:table-cell office:value-type="float" office:value="0.824720800037983">
                <text:p>0.824720800037983</text:p>
              </table:table-cell>
              <table:table-cell office:value-type="float" office:value="0.825455161109129">
                <text:p>0.825455161109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">
                <text:p>32.2</text:p>
              </table:table-cell>
              <table:table-cell office:value-type="float" office:value="1.02806502566198">
                <text:p>1.02806502566198</text:p>
              </table:table-cell>
              <table:table-cell office:value-type="float" office:value="0.827133452299007">
                <text:p>0.827133452299007</text:p>
              </table:table-cell>
              <table:table-cell office:value-type="float" office:value="0.8253627908358">
                <text:p>0.8253627908358</text:p>
              </table:table-cell>
              <table:table-cell office:value-type="float" office:value="0.825547866696791">
                <text:p>0.825547866696791</text:p>
              </table:table-cell>
              <table:table-cell office:value-type="float" office:value="0.826276842231095">
                <text:p>0.826276842231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">
                <text:p>33.6</text:p>
              </table:table-cell>
              <table:table-cell office:value-type="float" office:value="1.02981769861441">
                <text:p>1.02981769861441</text:p>
              </table:table-cell>
              <table:table-cell office:value-type="float" office:value="0.828019310079225">
                <text:p>0.828019310079225</text:p>
              </table:table-cell>
              <table:table-cell office:value-type="float" office:value="0.82619527625835">
                <text:p>0.82619527625835</text:p>
              </table:table-cell>
              <table:table-cell office:value-type="float" office:value="0.826374691471763">
                <text:p>0.826374691471763</text:p>
              </table:table-cell>
              <table:table-cell office:value-type="float" office:value="0.827098263104706">
                <text:p>0.82709826310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.03152459819957">
                <text:p>1.03152459819957</text:p>
              </table:table-cell>
              <table:table-cell office:value-type="float" office:value="0.828906713387402">
                <text:p>0.828906713387402</text:p>
              </table:table-cell>
              <table:table-cell office:value-type="float" office:value="0.827027533403805">
                <text:p>0.827027533403805</text:p>
              </table:table-cell>
              <table:table-cell office:value-type="float" office:value="0.827201274181695">
                <text:p>0.827201274181695</text:p>
              </table:table-cell>
              <table:table-cell office:value-type="float" office:value="0.827919423644918">
                <text:p>0.827919423644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4">
                <text:p>36.4</text:p>
              </table:table-cell>
              <table:table-cell office:value-type="float" office:value="1.03318770419498">
                <text:p>1.03318770419498</text:p>
              </table:table-cell>
              <table:table-cell office:value-type="float" office:value="0.829795729293635">
                <text:p>0.829795729293635</text:p>
              </table:table-cell>
              <table:table-cell office:value-type="float" office:value="0.827859562509149">
                <text:p>0.827859562509149</text:p>
              </table:table-cell>
              <table:table-cell office:value-type="float" office:value="0.828027614636947">
                <text:p>0.828027614636947</text:p>
              </table:table-cell>
              <table:table-cell office:value-type="float" office:value="0.828740323757963">
                <text:p>0.828740323757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8">
                <text:p>37.8</text:p>
              </table:table-cell>
              <table:table-cell office:value-type="float" office:value="1.03480889284816">
                <text:p>1.03480889284816</text:p>
              </table:table-cell>
              <table:table-cell office:value-type="float" office:value="0.830686427287708">
                <text:p>0.830686427287708</text:p>
              </table:table-cell>
              <table:table-cell office:value-type="float" office:value="0.828691363819045">
                <text:p>0.828691363819045</text:p>
              </table:table-cell>
              <table:table-cell office:value-type="float" office:value="0.828853712643407">
                <text:p>0.828853712643407</text:p>
              </table:table-cell>
              <table:table-cell office:value-type="float" office:value="0.829560963338224">
                <text:p>0.829560963338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2">
                <text:p>39.2</text:p>
              </table:table-cell>
              <table:table-cell office:value-type="float" office:value="1.03638994140558">
                <text:p>1.03638994140558</text:p>
              </table:table-cell>
              <table:table-cell office:value-type="float" office:value="0.831578879299888">
                <text:p>0.831578879299888</text:p>
              </table:table-cell>
              <table:table-cell office:value-type="float" office:value="0.829522937593877">
                <text:p>0.829522937593877</text:p>
              </table:table-cell>
              <table:table-cell office:value-type="float" office:value="0.82967956799573">
                <text:p>0.82967956799573</text:p>
              </table:table-cell>
              <table:table-cell office:value-type="float" office:value="0.830381342267882">
                <text:p>0.830381342267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6">
                <text:p>40.6</text:p>
              </table:table-cell>
              <table:table-cell office:value-type="float" office:value="1.03793252991243">
                <text:p>1.03793252991243</text:p>
              </table:table-cell>
              <table:table-cell office:value-type="float" office:value="0.832473159959133">
                <text:p>0.832473159959133</text:p>
              </table:table-cell>
              <table:table-cell office:value-type="float" office:value="0.830354284100463">
                <text:p>0.830354284100463</text:p>
              </table:table-cell>
              <table:table-cell office:value-type="float" office:value="0.83050518047828">
                <text:p>0.83050518047828</text:p>
              </table:table-cell>
              <table:table-cell office:value-type="float" office:value="0.831201460415929">
                <text:p>0.831201460415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1.03943824802251">
                <text:p>1.03943824802251</text:p>
              </table:table-cell>
              <table:table-cell office:value-type="float" office:value="0.833369346443296">
                <text:p>0.833369346443296</text:p>
              </table:table-cell>
              <table:table-cell office:value-type="float" office:value="0.831185403613708">
                <text:p>0.831185403613708</text:p>
              </table:table-cell>
              <table:table-cell office:value-type="float" office:value="0.83133054986364">
                <text:p>0.83133054986364</text:p>
              </table:table-cell>
              <table:table-cell office:value-type="float" office:value="0.832021317636435">
                <text:p>0.832021317636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1.04090859993268">
                <text:p>1.04090859993268</text:p>
              </table:table-cell>
              <table:table-cell office:value-type="float" office:value="0.834267518618602">
                <text:p>0.834267518618602</text:p>
              </table:table-cell>
              <table:table-cell office:value-type="float" office:value="0.832016296416085">
                <text:p>0.832016296416085</text:p>
              </table:table-cell>
              <table:table-cell office:value-type="float" office:value="0.83215567591179">
                <text:p>0.83215567591179</text:p>
              </table:table-cell>
              <table:table-cell office:value-type="float" office:value="0.832840913767714">
                <text:p>0.832840913767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">
                <text:p>44.8</text:p>
              </table:table-cell>
              <table:table-cell office:value-type="float" office:value="1.04234500914449">
                <text:p>1.04234500914449</text:p>
              </table:table-cell>
              <table:table-cell office:value-type="float" office:value="0.835167759098284">
                <text:p>0.835167759098284</text:p>
              </table:table-cell>
              <table:table-cell office:value-type="float" office:value="0.832846962796505">
                <text:p>0.832846962796505</text:p>
              </table:table-cell>
              <table:table-cell office:value-type="float" office:value="0.832980558368483">
                <text:p>0.832980558368483</text:p>
              </table:table-cell>
              <table:table-cell office:value-type="float" office:value="0.833660248630552">
                <text:p>0.833660248630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2">
                <text:p>46.2</text:p>
              </table:table-cell>
              <table:table-cell office:value-type="float" office:value="1.04374882301456">
                <text:p>1.04374882301456</text:p>
              </table:table-cell>
              <table:table-cell office:value-type="float" office:value="0.836070153300085">
                <text:p>0.836070153300085</text:p>
              </table:table-cell>
              <table:table-cell office:value-type="float" office:value="0.833677403049623">
                <text:p>0.833677403049623</text:p>
              </table:table-cell>
              <table:table-cell office:value-type="float" office:value="0.833805196963836">
                <text:p>0.833805196963836</text:p>
              </table:table-cell>
              <table:table-cell office:value-type="float" office:value="0.834479322026842">
                <text:p>0.834479322026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6">
                <text:p>47.6</text:p>
              </table:table-cell>
              <table:table-cell office:value-type="float" office:value="1.04512131707242">
                <text:p>1.04512131707242</text:p>
              </table:table-cell>
              <table:table-cell office:value-type="float" office:value="0.836974789502287">
                <text:p>0.836974789502287</text:p>
              </table:table-cell>
              <table:table-cell office:value-type="float" office:value="0.834507617474815">
                <text:p>0.834507617474815</text:p>
              </table:table-cell>
              <table:table-cell office:value-type="float" office:value="0.834629591411291">
                <text:p>0.834629591411291</text:p>
              </table:table-cell>
              <table:table-cell office:value-type="float" office:value="0.835298133738201">
                <text:p>0.835298133738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1.0464636990877">
                <text:p>1.0464636990877</text:p>
              </table:table-cell>
              <table:table-cell office:value-type="float" office:value="0.837881758895823">
                <text:p>0.837881758895823</text:p>
              </table:table-cell>
              <table:table-cell office:value-type="float" office:value="0.835337606375058">
                <text:p>0.835337606375058</text:p>
              </table:table-cell>
              <table:table-cell office:value-type="float" office:value="0.835453741405587">
                <text:p>0.835453741405587</text:p>
              </table:table-cell>
              <table:table-cell office:value-type="float" office:value="0.83611668352401">
                <text:p>0.83611668352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4">
                <text:p>50.4</text:p>
              </table:table-cell>
              <table:table-cell office:value-type="float" office:value="1.04777711288603">
                <text:p>1.04777711288603</text:p>
              </table:table-cell>
              <table:table-cell office:value-type="float" office:value="0.838791155633628">
                <text:p>0.838791155633628</text:p>
              </table:table-cell>
              <table:table-cell office:value-type="float" office:value="0.836167370055829">
                <text:p>0.836167370055829</text:p>
              </table:table-cell>
              <table:table-cell office:value-type="float" office:value="0.836277646621631">
                <text:p>0.836277646621631</text:p>
              </table:table-cell>
              <table:table-cell office:value-type="float" office:value="0.836934971120079">
                <text:p>0.836934971120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8">
                <text:p>51.8</text:p>
              </table:table-cell>
              <table:table-cell office:value-type="float" office:value="1.04906264191311">
                <text:p>1.04906264191311</text:p>
              </table:table-cell>
              <table:table-cell office:value-type="float" office:value="0.839703076874891">
                <text:p>0.839703076874891</text:p>
              </table:table-cell>
              <table:table-cell office:value-type="float" office:value="0.836996908824052">
                <text:p>0.836996908824052</text:p>
              </table:table-cell>
              <table:table-cell office:value-type="float" office:value="0.83710130671248">
                <text:p>0.83710130671248</text:p>
              </table:table-cell>
              <table:table-cell office:value-type="float" office:value="0.837752996236452">
                <text:p>0.837752996236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2">
                <text:p>53.2</text:p>
              </table:table-cell>
              <table:table-cell office:value-type="float" office:value="1.05032131255737">
                <text:p>1.05032131255737</text:p>
              </table:table-cell>
              <table:table-cell office:value-type="float" office:value="0.840617622825397">
                <text:p>0.840617622825397</text:p>
              </table:table-cell>
              <table:table-cell office:value-type="float" office:value="0.837826222986532">
                <text:p>0.837826222986532</text:p>
              </table:table-cell>
              <table:table-cell office:value-type="float" office:value="0.837924721307668">
                <text:p>0.837924721307668</text:p>
              </table:table-cell>
              <table:table-cell office:value-type="float" office:value="0.838570758555623">
                <text:p>0.838570758555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6">
                <text:p>54.6</text:p>
              </table:table-cell>
              <table:table-cell office:value-type="float" office:value="1.05155409725049">
                <text:p>1.05155409725049</text:p>
              </table:table-cell>
              <table:table-cell office:value-type="float" office:value="0.841534896772167">
                <text:p>0.841534896772167</text:p>
              </table:table-cell>
              <table:table-cell office:value-type="float" office:value="0.83865531284895">
                <text:p>0.83865531284895</text:p>
              </table:table-cell>
              <table:table-cell office:value-type="float" office:value="0.838747890011229">
                <text:p>0.838747890011229</text:p>
              </table:table-cell>
              <table:table-cell office:value-type="float" office:value="0.839388257730548">
                <text:p>0.839388257730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1.05276191736996">
                <text:p>1.05276191736996</text:p>
              </table:table-cell>
              <table:table-cell office:value-type="float" office:value="0.842455005112673">
                <text:p>0.842455005112673</text:p>
              </table:table-cell>
              <table:table-cell office:value-type="float" office:value="0.839484178713932">
                <text:p>0.839484178713932</text:p>
              </table:table-cell>
              <table:table-cell office:value-type="float" office:value="0.839570812399884">
                <text:p>0.839570812399884</text:p>
              </table:table-cell>
              <table:table-cell office:value-type="float" office:value="0.840205493382159">
                <text:p>0.840205493382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">
                <text:p>57.4</text:p>
              </table:table-cell>
              <table:table-cell office:value-type="float" office:value="1.05394564597399">
                <text:p>1.05394564597399</text:p>
              </table:table-cell>
              <table:table-cell office:value-type="float" office:value="0.843378057377039">
                <text:p>0.843378057377039</text:p>
              </table:table-cell>
              <table:table-cell office:value-type="float" office:value="0.840312820879815">
                <text:p>0.840312820879815</text:p>
              </table:table-cell>
              <table:table-cell office:value-type="float" office:value="0.840393488020509">
                <text:p>0.840393488020509</text:p>
              </table:table-cell>
              <table:table-cell office:value-type="float" office:value="0.84102246509717">
                <text:p>0.84102246509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8">
                <text:p>58.8</text:p>
              </table:table-cell>
              <table:table-cell office:value-type="float" office:value="1.05510611040655">
                <text:p>1.05510611040655</text:p>
              </table:table-cell>
              <table:table-cell office:value-type="float" office:value="0.844304166243511">
                <text:p>0.844304166243511</text:p>
              </table:table-cell>
              <table:table-cell office:value-type="float" office:value="0.8411412396386">
                <text:p>0.8411412396386</text:p>
              </table:table-cell>
              <table:table-cell office:value-type="float" office:value="0.841215916387725">
                <text:p>0.841215916387725</text:p>
              </table:table-cell>
              <table:table-cell office:value-type="float" office:value="0.84183917242533">
                <text:p>0.84183917242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2">
                <text:p>60.2</text:p>
              </table:table-cell>
              <table:table-cell office:value-type="float" office:value="1.05624409480119">
                <text:p>1.05624409480119</text:p>
              </table:table-cell>
              <table:table-cell office:value-type="float" office:value="0.845233447546097">
                <text:p>0.845233447546097</text:p>
              </table:table-cell>
              <table:table-cell office:value-type="float" office:value="0.841969435274056">
                <text:p>0.841969435274056</text:p>
              </table:table-cell>
              <table:table-cell office:value-type="float" office:value="0.842038096981803">
                <text:p>0.842038096981803</text:p>
              </table:table-cell>
              <table:table-cell office:value-type="float" office:value="0.842655614876779">
                <text:p>0.84265561487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6">
                <text:p>61.6</text:p>
              </table:table-cell>
              <table:table-cell office:value-type="float" office:value="1.05736034250518">
                <text:p>1.05736034250518</text:p>
              </table:table-cell>
              <table:table-cell office:value-type="float" office:value="0.846166020273587">
                <text:p>0.846166020273587</text:p>
              </table:table-cell>
              <table:table-cell office:value-type="float" office:value="0.842797408059723">
                <text:p>0.842797408059723</text:p>
              </table:table-cell>
              <table:table-cell office:value-type="float" office:value="0.842860029245411">
                <text:p>0.842860029245411</text:p>
              </table:table-cell>
              <table:table-cell office:value-type="float" office:value="0.843471791918929">
                <text:p>0.843471791918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1.05845555842926">
                <text:p>1.05845555842926</text:p>
              </table:table-cell>
              <table:table-cell office:value-type="float" office:value="0.847102006559504">
                <text:p>0.847102006559504</text:p>
              </table:table-cell>
              <table:table-cell office:value-type="float" office:value="0.843625158256482">
                <text:p>0.843625158256482</text:p>
              </table:table-cell>
              <table:table-cell office:value-type="float" office:value="0.843681712580787">
                <text:p>0.843681712580787</text:p>
              </table:table-cell>
              <table:table-cell office:value-type="float" office:value="0.844287702973169">
                <text:p>0.844287702973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4">
                <text:p>64.4</text:p>
              </table:table-cell>
              <table:table-cell office:value-type="float" office:value="1.05953041130623">
                <text:p>1.05953041130623</text:p>
              </table:table-cell>
              <table:table-cell office:value-type="float" office:value="0.848041531662173">
                <text:p>0.848041531662173</text:p>
              </table:table-cell>
              <table:table-cell office:value-type="float" office:value="0.844452686109876">
                <text:p>0.844452686109876</text:p>
              </table:table-cell>
              <table:table-cell office:value-type="float" office:value="0.844503146346542">
                <text:p>0.844503146346542</text:p>
              </table:table-cell>
              <table:table-cell office:value-type="float" office:value="0.845103347411466">
                <text:p>0.845103347411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8">
                <text:p>65.8</text:p>
              </table:table-cell>
              <table:table-cell office:value-type="float" office:value="1.06058553582837">
                <text:p>1.06058553582837</text:p>
              </table:table-cell>
              <table:table-cell office:value-type="float" office:value="0.848984723934429">
                <text:p>0.848984723934429</text:p>
              </table:table-cell>
              <table:table-cell office:value-type="float" office:value="0.845279991847571">
                <text:p>0.845279991847571</text:p>
              </table:table-cell>
              <table:table-cell office:value-type="float" office:value="0.845324329854027">
                <text:p>0.845324329854027</text:p>
              </table:table-cell>
              <table:table-cell office:value-type="float" office:value="0.845918724552358">
                <text:p>0.845918724552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2">
                <text:p>67.2</text:p>
              </table:table-cell>
              <table:table-cell office:value-type="float" office:value="1.06162153462388">
                <text:p>1.06162153462388</text:p>
              </table:table-cell>
              <table:table-cell office:value-type="float" office:value="0.849931714781908">
                <text:p>0.849931714781908</text:p>
              </table:table-cell>
              <table:table-cell office:value-type="float" office:value="0.846107075676228">
                <text:p>0.846107075676228</text:p>
              </table:table-cell>
              <table:table-cell office:value-type="float" office:value="0.846145262363743">
                <text:p>0.846145262363743</text:p>
              </table:table-cell>
              <table:table-cell office:value-type="float" office:value="0.846733833656674">
                <text:p>0.846733833656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6">
                <text:p>68.6</text:p>
              </table:table-cell>
              <table:table-cell office:value-type="float" office:value="1.0626389800369">
                <text:p>1.0626389800369</text:p>
              </table:table-cell>
              <table:table-cell office:value-type="float" office:value="0.850882638609366">
                <text:p>0.850882638609366</text:p>
              </table:table-cell>
              <table:table-cell office:value-type="float" office:value="0.846933937777858">
                <text:p>0.846933937777858</text:p>
              </table:table-cell>
              <table:table-cell office:value-type="float" office:value="0.846965943080739">
                <text:p>0.846965943080739</text:p>
              </table:table-cell>
              <table:table-cell office:value-type="float" office:value="0.847548673923392">
                <text:p>0.847548673923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.06363841568955">
                <text:p>1.06363841568955</text:p>
              </table:table-cell>
              <table:table-cell office:value-type="float" office:value="0.851837632754815">
                <text:p>0.851837632754815</text:p>
              </table:table-cell>
              <table:table-cell office:value-type="float" office:value="0.847760578306624">
                <text:p>0.847760578306624</text:p>
              </table:table-cell>
              <table:table-cell office:value-type="float" office:value="0.847786371150432">
                <text:p>0.847786371150432</text:p>
              </table:table-cell>
              <table:table-cell office:value-type="float" office:value="0.848363244484082">
                <text:p>0.848363244484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FreeBSD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maximum="0.8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985cm" svg:height="10.679cm" xlink:href=".." xlink:type="simple" chart:class="chart:scatter" chart:style-name="ch1">
        <chart:title svg:x="6.498cm" svg:y="0.349cm" chart:style-name="ch2">
          <text:p>Temperature Sensor Linearity</text:p>
        </chart:title>
        <chart:legend chart:legend-position="bottom" svg:x="5.939cm" svg:y="9.398cm" style:legend-expansion="wide" chart:style-name="ch3"/>
        <chart:plot-area chart:style-name="ch4" table:cell-range-address="'temp-linearity'.A2:'temp-linearity'.F52 'temp-linearity'.B1:'temp-linearity'.F1" chart:data-source-has-labels="row" svg:x="1.39cm" svg:y="1.341cm" svg:width="17.216cm" svg:height="6.863cm">
          <chartooo:coordinate-region svg:x="2.302cm" svg:y="1.541cm" svg:width="16.117cm" svg:height="6.017cm"/>
          <chart:axis chart:dimension="x" chart:name="primary-x" chart:style-name="ch5">
            <chart:title svg:x="8.777cm" svg:y="8.417cm" chart:style-name="ch6">
              <text:p>Temperature (C)</text:p>
            </chart:title>
            <chart:grid chart:style-name="ch7" chart:class="major"/>
          </chart:axis>
          <chart:axis chart:dimension="y" chart:name="primary-y" chart:style-name="ch8">
            <chart:title svg:x="0.451cm" svg:y="6.112cm" chart:style-name="ch9">
              <text:p>Sensor Output (V)</text:p>
            </chart:title>
            <chart:grid chart:style-name="ch7" chart:class="major"/>
          </chart:axis>
          <chart:series chart:style-name="ch10" chart:values-cell-range-address="'temp-linearity'.B2:'temp-linearity'.B52" chart:label-cell-address="'temp-linearity'.B1:'temp-linearity'.B1" chart:class="chart:scatter">
            <chart:domain table:cell-range-address="'temp-linearity'.A2:'temp-linearity'.A52"/>
            <chart:data-point chart:repeated="51"/>
          </chart:series>
          <chart:series chart:style-name="ch11" chart:values-cell-range-address="'temp-linearity'.C2:'temp-linearity'.C52" chart:label-cell-address="'temp-linearity'.C1:'temp-linearity'.C1" chart:class="chart:scatter">
            <chart:data-point chart:repeated="51"/>
          </chart:series>
          <chart:series chart:style-name="ch12" chart:values-cell-range-address="'temp-linearity'.D2:'temp-linearity'.D52" chart:label-cell-address="'temp-linearity'.D1:'temp-linearity'.D1" chart:class="chart:scatter">
            <chart:data-point chart:repeated="51"/>
          </chart:series>
          <chart:series chart:style-name="ch13" chart:values-cell-range-address="'temp-linearity'.E2:'temp-linearity'.E52" chart:label-cell-address="'temp-linearity'.E1:'temp-linearity'.E1" chart:class="chart:scatter">
            <chart:data-point chart:repeated="51"/>
          </chart:series>
          <chart:series chart:style-name="ch14" chart:values-cell-range-address="'temp-linearity'.F2:'temp-linearity'.F52" chart:label-cell-address="'temp-linearity'.F1:'temp-linearity'.F1" chart:class="chart:scatter">
            <chart:regression-curve chart:style-name="ch15">
              <chart:equation chart:display-equation="true" chart:display-r-square="false" svg:x="8.449cm" svg:y="5.246cm"/>
            </chart:regression-curve>
            <chart:data-point chart:repeated="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6 V</text:p>
                <draw:g>
                  <svg:desc>'temp-linearity'.B1:'temp-linearity'.B1</svg:desc>
                </draw:g>
              </table:table-cell>
              <table:table-cell office:value-type="string">
                <text:p>2.0 V</text:p>
                <draw:g>
                  <svg:desc>'temp-linearity'.C1:'temp-linearity'.C1</svg:desc>
                </draw:g>
              </table:table-cell>
              <table:table-cell office:value-type="string">
                <text:p>2.4 V</text:p>
                <draw:g>
                  <svg:desc>'temp-linearity'.D1:'temp-linearity'.D1</svg:desc>
                </draw:g>
              </table:table-cell>
              <table:table-cell office:value-type="string">
                <text:p>2.8 V</text:p>
                <draw:g>
                  <svg:desc>'temp-linearity'.E1:'temp-linearity'.E1</svg:desc>
                </draw:g>
              </table:table-cell>
              <table:table-cell office:value-type="string">
                <text:p>3.2 V</text:p>
                <draw:g>
                  <svg:desc>'temp-linearity'.F1:'temp-linearity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-linearity'.A2:'temp-linearity'.A52</svg:desc>
                </draw:g>
              </table:table-cell>
              <table:table-cell office:value-type="float" office:value="0.969180510915645">
                <text:p>0.969180510915645</text:p>
                <draw:g>
                  <svg:desc>'temp-linearity'.B2:'temp-linearity'.B52</svg:desc>
                </draw:g>
              </table:table-cell>
              <table:table-cell office:value-type="float" office:value="0.807148766136181">
                <text:p>0.807148766136181</text:p>
                <draw:g>
                  <svg:desc>'temp-linearity'.C2:'temp-linearity'.C52</svg:desc>
                </draw:g>
              </table:table-cell>
              <table:table-cell office:value-type="float" office:value="0.806153033293475">
                <text:p>0.806153033293475</text:p>
                <draw:g>
                  <svg:desc>'temp-linearity'.D2:'temp-linearity'.D52</svg:desc>
                </draw:g>
              </table:table-cell>
              <table:table-cell office:value-type="float" office:value="0.806465126173896">
                <text:p>0.806465126173896</text:p>
                <draw:g>
                  <svg:desc>'temp-linearity'.E2:'temp-linearity'.E52</svg:desc>
                </draw:g>
              </table:table-cell>
              <table:table-cell office:value-type="float" office:value="0.807312703631439">
                <text:p>0.807312703631439</text:p>
                <draw:g>
                  <svg:desc>'temp-linearity'.F2:'temp-linearity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972687307835188">
                <text:p>0.972687307835188</text:p>
              </table:table-cell>
              <table:table-cell office:value-type="float" office:value="0.807926278372402">
                <text:p>0.807926278372402</text:p>
              </table:table-cell>
              <table:table-cell office:value-type="float" office:value="0.80699003036855">
                <text:p>0.80699003036855</text:p>
              </table:table-cell>
              <table:table-cell office:value-type="float" office:value="0.807296873035448">
                <text:p>0.807296873035448</text:p>
              </table:table-cell>
              <table:table-cell office:value-type="float" office:value="0.808140004085015">
                <text:p>0.80814000408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0.976103781892312">
                <text:p>0.976103781892312</text:p>
              </table:table-cell>
              <table:table-cell office:value-type="float" office:value="0.808790989232811">
                <text:p>0.808790989232811</text:p>
              </table:table-cell>
              <table:table-cell office:value-type="float" office:value="0.807827566503517">
                <text:p>0.807827566503517</text:p>
              </table:table-cell>
              <table:table-cell office:value-type="float" office:value="0.808128972743156">
                <text:p>0.808128972743156</text:p>
              </table:table-cell>
              <table:table-cell office:value-type="float" office:value="0.808967122755961">
                <text:p>0.808967122755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0.979424505355654">
                <text:p>0.979424505355654</text:p>
              </table:table-cell>
              <table:table-cell office:value-type="float" office:value="0.809656268170527">
                <text:p>0.809656268170527</text:p>
              </table:table-cell>
              <table:table-cell office:value-type="float" office:value="0.808664873901384">
                <text:p>0.808664873901384</text:p>
              </table:table-cell>
              <table:table-cell office:value-type="float" office:value="0.808960835373246">
                <text:p>0.808960835373246</text:p>
              </table:table-cell>
              <table:table-cell office:value-type="float" office:value="0.809793983579067">
                <text:p>0.809793983579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0.982648503801367">
                <text:p>0.982648503801367</text:p>
              </table:table-cell>
              <table:table-cell office:value-type="float" office:value="0.810522130986264">
                <text:p>0.810522130986264</text:p>
              </table:table-cell>
              <table:table-cell office:value-type="float" office:value="0.809501952048514">
                <text:p>0.809501952048514</text:p>
              </table:table-cell>
              <table:table-cell office:value-type="float" office:value="0.809792460233629">
                <text:p>0.809792460233629</text:p>
              </table:table-cell>
              <table:table-cell office:value-type="float" office:value="0.810620585967327">
                <text:p>0.81062058596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98577556499031">
                <text:p>0.98577556499031</text:p>
              </table:table-cell>
              <table:table-cell office:value-type="float" office:value="0.811388610414409">
                <text:p>0.811388610414409</text:p>
              </table:table-cell>
              <table:table-cell office:value-type="float" office:value="0.81033880078938">
                <text:p>0.81033880078938</text:p>
              </table:table-cell>
              <table:table-cell office:value-type="float" office:value="0.810623847065061">
                <text:p>0.810623847065061</text:p>
              </table:table-cell>
              <table:table-cell office:value-type="float" office:value="0.811446929803009">
                <text:p>0.81144692980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">
                <text:p>8.4</text:p>
              </table:table-cell>
              <table:table-cell office:value-type="float" office:value="0.988806356134405">
                <text:p>0.988806356134405</text:p>
              </table:table-cell>
              <table:table-cell office:value-type="float" office:value="0.812255737985183">
                <text:p>0.812255737985183</text:p>
              </table:table-cell>
              <table:table-cell office:value-type="float" office:value="0.811175419996199">
                <text:p>0.811175419996199</text:p>
              </table:table-cell>
              <table:table-cell office:value-type="float" office:value="0.811454995622924">
                <text:p>0.811454995622924</text:p>
              </table:table-cell>
              <table:table-cell office:value-type="float" office:value="0.812273014981093">
                <text:p>0.812273014981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">
                <text:p>9.8</text:p>
              </table:table-cell>
              <table:table-cell office:value-type="float" office:value="0.991742274930529">
                <text:p>0.991742274930529</text:p>
              </table:table-cell>
              <table:table-cell office:value-type="float" office:value="0.813123546484286">
                <text:p>0.813123546484286</text:p>
              </table:table-cell>
              <table:table-cell office:value-type="float" office:value="0.812011809566597">
                <text:p>0.812011809566597</text:p>
              </table:table-cell>
              <table:table-cell office:value-type="float" office:value="0.812285905675302">
                <text:p>0.812285905675302</text:p>
              </table:table-cell>
              <table:table-cell office:value-type="float" office:value="0.813098841406945">
                <text:p>0.813098841406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">
                <text:p>11.2</text:p>
              </table:table-cell>
              <table:table-cell office:value-type="float" office:value="0.99458530441701">
                <text:p>0.99458530441701</text:p>
              </table:table-cell>
              <table:table-cell office:value-type="float" office:value="0.813992069998954">
                <text:p>0.813992069998954</text:p>
              </table:table-cell>
              <table:table-cell office:value-type="float" office:value="0.812847969423305">
                <text:p>0.812847969423305</text:p>
              </table:table-cell>
              <table:table-cell office:value-type="float" office:value="0.813116577002105">
                <text:p>0.813116577002105</text:p>
              </table:table-cell>
              <table:table-cell office:value-type="float" office:value="0.813924408995821">
                <text:p>0.813924408995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0.997337877794111">
                <text:p>0.997337877794111</text:p>
              </table:table-cell>
              <table:table-cell office:value-type="float" office:value="0.814861343966255">
                <text:p>0.814861343966255</text:p>
              </table:table-cell>
              <table:table-cell office:value-type="float" office:value="0.813683899512654">
                <text:p>0.813683899512654</text:p>
              </table:table-cell>
              <table:table-cell office:value-type="float" office:value="0.813947009393544">
                <text:p>0.813947009393544</text:p>
              </table:table-cell>
              <table:table-cell office:value-type="float" office:value="0.814749717671292">
                <text:p>0.814749717671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.00000275783974">
                <text:p>1.00000275783974</text:p>
              </table:table-cell>
              <table:table-cell office:value-type="float" office:value="0.815731405222415">
                <text:p>0.815731405222415</text:p>
              </table:table-cell>
              <table:table-cell office:value-type="float" office:value="0.814519599803958">
                <text:p>0.814519599803958</text:p>
              </table:table-cell>
              <table:table-cell office:value-type="float" office:value="0.814777202649481">
                <text:p>0.814777202649481</text:p>
              </table:table-cell>
              <table:table-cell office:value-type="float" office:value="0.81557476736429">
                <text:p>0.81557476736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">
                <text:p>15.4</text:p>
              </table:table-cell>
              <table:table-cell office:value-type="float" office:value="1.00258293309787">
                <text:p>1.00258293309787</text:p>
              </table:table-cell>
              <table:table-cell office:value-type="float" office:value="0.816602292053797">
                <text:p>0.816602292053797</text:p>
              </table:table-cell>
              <table:table-cell office:value-type="float" office:value="0.815355070288942">
                <text:p>0.815355070288942</text:p>
              </table:table-cell>
              <table:table-cell office:value-type="float" office:value="0.815607156577763">
                <text:p>0.815607156577763</text:p>
              </table:table-cell>
              <table:table-cell office:value-type="float" office:value="0.816399558012168">
                <text:p>0.816399558012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">
                <text:p>16.8</text:p>
              </table:table-cell>
              <table:table-cell office:value-type="float" office:value="1.00508153117244">
                <text:p>1.00508153117244</text:p>
              </table:table-cell>
              <table:table-cell office:value-type="float" office:value="0.817474044249615">
                <text:p>0.817474044249615</text:p>
              </table:table-cell>
              <table:table-cell office:value-type="float" office:value="0.816190310980443">
                <text:p>0.816190310980443</text:p>
              </table:table-cell>
              <table:table-cell office:value-type="float" office:value="0.816436870994073">
                <text:p>0.816436870994073</text:p>
              </table:table-cell>
              <table:table-cell office:value-type="float" office:value="0.817224089557246">
                <text:p>0.817224089557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">
                <text:p>18.2</text:p>
              </table:table-cell>
              <table:table-cell office:value-type="float" office:value="1.00750174824884">
                <text:p>1.00750174824884</text:p>
              </table:table-cell>
              <table:table-cell office:value-type="float" office:value="0.818346703155829">
                <text:p>0.818346703155829</text:p>
              </table:table-cell>
              <table:table-cell office:value-type="float" office:value="0.817025321912141">
                <text:p>0.817025321912141</text:p>
              </table:table-cell>
              <table:table-cell office:value-type="float" office:value="0.817266345719976">
                <text:p>0.817266345719976</text:p>
              </table:table-cell>
              <table:table-cell office:value-type="float" office:value="0.818048361946132">
                <text:p>0.818048361946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">
                <text:p>19.6</text:p>
              </table:table-cell>
              <table:table-cell office:value-type="float" office:value="1.00984679324626">
                <text:p>1.00984679324626</text:p>
              </table:table-cell>
              <table:table-cell office:value-type="float" office:value="0.819220311730371">
                <text:p>0.819220311730371</text:p>
              </table:table-cell>
              <table:table-cell office:value-type="float" office:value="0.817860103137287">
                <text:p>0.817860103137287</text:p>
              </table:table-cell>
              <table:table-cell office:value-type="float" office:value="0.818095580582417">
                <text:p>0.818095580582417</text:p>
              </table:table-cell>
              <table:table-cell office:value-type="float" office:value="0.81887237512848">
                <text:p>0.81887237512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.01211984468801">
                <text:p>1.01211984468801</text:p>
              </table:table-cell>
              <table:table-cell office:value-type="float" office:value="0.820094914600597">
                <text:p>0.820094914600597</text:p>
              </table:table-cell>
              <table:table-cell office:value-type="float" office:value="0.818694654728284">
                <text:p>0.818694654728284</text:p>
              </table:table-cell>
              <table:table-cell office:value-type="float" office:value="0.818924575412609">
                <text:p>0.818924575412609</text:p>
              </table:table-cell>
              <table:table-cell office:value-type="float" office:value="0.819696129055721">
                <text:p>0.819696129055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4">
                <text:p>22.4</text:p>
              </table:table-cell>
              <table:table-cell office:value-type="float" office:value="1.01432401829856">
                <text:p>1.01432401829856</text:p>
              </table:table-cell>
              <table:table-cell office:value-type="float" office:value="0.82097055812109">
                <text:p>0.82097055812109</text:p>
              </table:table-cell>
              <table:table-cell office:value-type="float" office:value="0.819528976776248">
                <text:p>0.819528976776248</text:p>
              </table:table-cell>
              <table:table-cell office:value-type="float" office:value="0.819753330044735">
                <text:p>0.819753330044735</text:p>
              </table:table-cell>
              <table:table-cell office:value-type="float" office:value="0.820519623680706">
                <text:p>0.820519623680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8">
                <text:p>23.8</text:p>
              </table:table-cell>
              <table:table-cell office:value-type="float" office:value="1.01646234343967">
                <text:p>1.01646234343967</text:p>
              </table:table-cell>
              <table:table-cell office:value-type="float" office:value="0.821847290433253">
                <text:p>0.821847290433253</text:p>
              </table:table-cell>
              <table:table-cell office:value-type="float" office:value="0.820363069389433">
                <text:p>0.820363069389433</text:p>
              </table:table-cell>
              <table:table-cell office:value-type="float" office:value="0.820581844315423">
                <text:p>0.820581844315423</text:p>
              </table:table-cell>
              <table:table-cell office:value-type="float" office:value="0.821342858955738">
                <text:p>0.821342858955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">
                <text:p>25.2</text:p>
              </table:table-cell>
              <table:table-cell office:value-type="float" office:value="1.01853774323639">
                <text:p>1.01853774323639</text:p>
              </table:table-cell>
              <table:table-cell office:value-type="float" office:value="0.822725160682487">
                <text:p>0.822725160682487</text:p>
              </table:table-cell>
              <table:table-cell office:value-type="float" office:value="0.821196932114071">
                <text:p>0.821196932114071</text:p>
              </table:table-cell>
              <table:table-cell office:value-type="float" office:value="0.821410118008013">
                <text:p>0.821410118008013</text:p>
              </table:table-cell>
              <table:table-cell office:value-type="float" office:value="0.822165835582354">
                <text:p>0.822165835582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6">
                <text:p>26.6</text:p>
              </table:table-cell>
              <table:table-cell office:value-type="float" office:value="1.02055301333386">
                <text:p>1.02055301333386</text:p>
              </table:table-cell>
              <table:table-cell office:value-type="float" office:value="0.823604216422846">
                <text:p>0.823604216422846</text:p>
              </table:table-cell>
              <table:table-cell office:value-type="float" office:value="0.82203056204559">
                <text:p>0.82203056204559</text:p>
              </table:table-cell>
              <table:table-cell office:value-type="float" office:value="0.822238150483657">
                <text:p>0.822238150483657</text:p>
              </table:table-cell>
              <table:table-cell office:value-type="float" office:value="0.82298855698421">
                <text:p>0.82298855698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.02251086761611">
                <text:p>1.02251086761611</text:p>
              </table:table-cell>
              <table:table-cell office:value-type="float" office:value="0.824484516495144">
                <text:p>0.824484516495144</text:p>
              </table:table-cell>
              <table:table-cell office:value-type="float" office:value="0.82286396270962">
                <text:p>0.82286396270962</text:p>
              </table:table-cell>
              <table:table-cell office:value-type="float" office:value="0.823065941763205">
                <text:p>0.823065941763205</text:p>
              </table:table-cell>
              <table:table-cell office:value-type="float" office:value="0.823811018420083">
                <text:p>0.823811018420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4">
                <text:p>29.4</text:p>
              </table:table-cell>
              <table:table-cell office:value-type="float" office:value="1.02441387649053">
                <text:p>1.02441387649053</text:p>
              </table:table-cell>
              <table:table-cell office:value-type="float" office:value="0.825366116798241">
                <text:p>0.825366116798241</text:p>
              </table:table-cell>
              <table:table-cell office:value-type="float" office:value="0.823697134268734">
                <text:p>0.823697134268734</text:p>
              </table:table-cell>
              <table:table-cell office:value-type="float" office:value="0.823893491670083">
                <text:p>0.823893491670083</text:p>
              </table:table-cell>
              <table:table-cell office:value-type="float" office:value="0.82463321981588">
                <text:p>0.82463321981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8">
                <text:p>30.8</text:p>
              </table:table-cell>
              <table:table-cell office:value-type="float" office:value="1.026264487275">
                <text:p>1.026264487275</text:p>
              </table:table-cell>
              <table:table-cell office:value-type="float" office:value="0.826249075341163">
                <text:p>0.826249075341163</text:p>
              </table:table-cell>
              <table:table-cell office:value-type="float" office:value="0.824530076910477">
                <text:p>0.824530076910477</text:p>
              </table:table-cell>
              <table:table-cell office:value-type="float" office:value="0.824720800037983">
                <text:p>0.824720800037983</text:p>
              </table:table-cell>
              <table:table-cell office:value-type="float" office:value="0.825455161109129">
                <text:p>0.825455161109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">
                <text:p>32.2</text:p>
              </table:table-cell>
              <table:table-cell office:value-type="float" office:value="1.02806502566198">
                <text:p>1.02806502566198</text:p>
              </table:table-cell>
              <table:table-cell office:value-type="float" office:value="0.827133452299007">
                <text:p>0.827133452299007</text:p>
              </table:table-cell>
              <table:table-cell office:value-type="float" office:value="0.8253627908358">
                <text:p>0.8253627908358</text:p>
              </table:table-cell>
              <table:table-cell office:value-type="float" office:value="0.825547866696791">
                <text:p>0.825547866696791</text:p>
              </table:table-cell>
              <table:table-cell office:value-type="float" office:value="0.826276842231095">
                <text:p>0.826276842231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">
                <text:p>33.6</text:p>
              </table:table-cell>
              <table:table-cell office:value-type="float" office:value="1.02981769861441">
                <text:p>1.02981769861441</text:p>
              </table:table-cell>
              <table:table-cell office:value-type="float" office:value="0.828019310079225">
                <text:p>0.828019310079225</text:p>
              </table:table-cell>
              <table:table-cell office:value-type="float" office:value="0.82619527625835">
                <text:p>0.82619527625835</text:p>
              </table:table-cell>
              <table:table-cell office:value-type="float" office:value="0.826374691471763">
                <text:p>0.826374691471763</text:p>
              </table:table-cell>
              <table:table-cell office:value-type="float" office:value="0.827098263104706">
                <text:p>0.82709826310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.03152459819957">
                <text:p>1.03152459819957</text:p>
              </table:table-cell>
              <table:table-cell office:value-type="float" office:value="0.828906713387402">
                <text:p>0.828906713387402</text:p>
              </table:table-cell>
              <table:table-cell office:value-type="float" office:value="0.827027533403805">
                <text:p>0.827027533403805</text:p>
              </table:table-cell>
              <table:table-cell office:value-type="float" office:value="0.827201274181695">
                <text:p>0.827201274181695</text:p>
              </table:table-cell>
              <table:table-cell office:value-type="float" office:value="0.827919423644918">
                <text:p>0.827919423644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4">
                <text:p>36.4</text:p>
              </table:table-cell>
              <table:table-cell office:value-type="float" office:value="1.03318770419498">
                <text:p>1.03318770419498</text:p>
              </table:table-cell>
              <table:table-cell office:value-type="float" office:value="0.829795729293635">
                <text:p>0.829795729293635</text:p>
              </table:table-cell>
              <table:table-cell office:value-type="float" office:value="0.827859562509149">
                <text:p>0.827859562509149</text:p>
              </table:table-cell>
              <table:table-cell office:value-type="float" office:value="0.828027614636947">
                <text:p>0.828027614636947</text:p>
              </table:table-cell>
              <table:table-cell office:value-type="float" office:value="0.828740323757963">
                <text:p>0.828740323757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8">
                <text:p>37.8</text:p>
              </table:table-cell>
              <table:table-cell office:value-type="float" office:value="1.03480889284816">
                <text:p>1.03480889284816</text:p>
              </table:table-cell>
              <table:table-cell office:value-type="float" office:value="0.830686427287708">
                <text:p>0.830686427287708</text:p>
              </table:table-cell>
              <table:table-cell office:value-type="float" office:value="0.828691363819045">
                <text:p>0.828691363819045</text:p>
              </table:table-cell>
              <table:table-cell office:value-type="float" office:value="0.828853712643407">
                <text:p>0.828853712643407</text:p>
              </table:table-cell>
              <table:table-cell office:value-type="float" office:value="0.829560963338224">
                <text:p>0.829560963338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2">
                <text:p>39.2</text:p>
              </table:table-cell>
              <table:table-cell office:value-type="float" office:value="1.03638994140558">
                <text:p>1.03638994140558</text:p>
              </table:table-cell>
              <table:table-cell office:value-type="float" office:value="0.831578879299888">
                <text:p>0.831578879299888</text:p>
              </table:table-cell>
              <table:table-cell office:value-type="float" office:value="0.829522937593877">
                <text:p>0.829522937593877</text:p>
              </table:table-cell>
              <table:table-cell office:value-type="float" office:value="0.82967956799573">
                <text:p>0.82967956799573</text:p>
              </table:table-cell>
              <table:table-cell office:value-type="float" office:value="0.830381342267882">
                <text:p>0.830381342267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6">
                <text:p>40.6</text:p>
              </table:table-cell>
              <table:table-cell office:value-type="float" office:value="1.03793252991243">
                <text:p>1.03793252991243</text:p>
              </table:table-cell>
              <table:table-cell office:value-type="float" office:value="0.832473159959133">
                <text:p>0.832473159959133</text:p>
              </table:table-cell>
              <table:table-cell office:value-type="float" office:value="0.830354284100463">
                <text:p>0.830354284100463</text:p>
              </table:table-cell>
              <table:table-cell office:value-type="float" office:value="0.83050518047828">
                <text:p>0.83050518047828</text:p>
              </table:table-cell>
              <table:table-cell office:value-type="float" office:value="0.831201460415929">
                <text:p>0.831201460415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1.03943824802251">
                <text:p>1.03943824802251</text:p>
              </table:table-cell>
              <table:table-cell office:value-type="float" office:value="0.833369346443296">
                <text:p>0.833369346443296</text:p>
              </table:table-cell>
              <table:table-cell office:value-type="float" office:value="0.831185403613708">
                <text:p>0.831185403613708</text:p>
              </table:table-cell>
              <table:table-cell office:value-type="float" office:value="0.83133054986364">
                <text:p>0.83133054986364</text:p>
              </table:table-cell>
              <table:table-cell office:value-type="float" office:value="0.832021317636435">
                <text:p>0.832021317636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1.04090859993268">
                <text:p>1.04090859993268</text:p>
              </table:table-cell>
              <table:table-cell office:value-type="float" office:value="0.834267518618602">
                <text:p>0.834267518618602</text:p>
              </table:table-cell>
              <table:table-cell office:value-type="float" office:value="0.832016296416085">
                <text:p>0.832016296416085</text:p>
              </table:table-cell>
              <table:table-cell office:value-type="float" office:value="0.83215567591179">
                <text:p>0.83215567591179</text:p>
              </table:table-cell>
              <table:table-cell office:value-type="float" office:value="0.832840913767714">
                <text:p>0.832840913767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">
                <text:p>44.8</text:p>
              </table:table-cell>
              <table:table-cell office:value-type="float" office:value="1.04234500914449">
                <text:p>1.04234500914449</text:p>
              </table:table-cell>
              <table:table-cell office:value-type="float" office:value="0.835167759098284">
                <text:p>0.835167759098284</text:p>
              </table:table-cell>
              <table:table-cell office:value-type="float" office:value="0.832846962796505">
                <text:p>0.832846962796505</text:p>
              </table:table-cell>
              <table:table-cell office:value-type="float" office:value="0.832980558368483">
                <text:p>0.832980558368483</text:p>
              </table:table-cell>
              <table:table-cell office:value-type="float" office:value="0.833660248630552">
                <text:p>0.833660248630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2">
                <text:p>46.2</text:p>
              </table:table-cell>
              <table:table-cell office:value-type="float" office:value="1.04374882301456">
                <text:p>1.04374882301456</text:p>
              </table:table-cell>
              <table:table-cell office:value-type="float" office:value="0.836070153300085">
                <text:p>0.836070153300085</text:p>
              </table:table-cell>
              <table:table-cell office:value-type="float" office:value="0.833677403049623">
                <text:p>0.833677403049623</text:p>
              </table:table-cell>
              <table:table-cell office:value-type="float" office:value="0.833805196963836">
                <text:p>0.833805196963836</text:p>
              </table:table-cell>
              <table:table-cell office:value-type="float" office:value="0.834479322026842">
                <text:p>0.834479322026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6">
                <text:p>47.6</text:p>
              </table:table-cell>
              <table:table-cell office:value-type="float" office:value="1.04512131707242">
                <text:p>1.04512131707242</text:p>
              </table:table-cell>
              <table:table-cell office:value-type="float" office:value="0.836974789502287">
                <text:p>0.836974789502287</text:p>
              </table:table-cell>
              <table:table-cell office:value-type="float" office:value="0.834507617474815">
                <text:p>0.834507617474815</text:p>
              </table:table-cell>
              <table:table-cell office:value-type="float" office:value="0.834629591411291">
                <text:p>0.834629591411291</text:p>
              </table:table-cell>
              <table:table-cell office:value-type="float" office:value="0.835298133738201">
                <text:p>0.835298133738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1.0464636990877">
                <text:p>1.0464636990877</text:p>
              </table:table-cell>
              <table:table-cell office:value-type="float" office:value="0.837881758895823">
                <text:p>0.837881758895823</text:p>
              </table:table-cell>
              <table:table-cell office:value-type="float" office:value="0.835337606375058">
                <text:p>0.835337606375058</text:p>
              </table:table-cell>
              <table:table-cell office:value-type="float" office:value="0.835453741405587">
                <text:p>0.835453741405587</text:p>
              </table:table-cell>
              <table:table-cell office:value-type="float" office:value="0.83611668352401">
                <text:p>0.83611668352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4">
                <text:p>50.4</text:p>
              </table:table-cell>
              <table:table-cell office:value-type="float" office:value="1.04777711288603">
                <text:p>1.04777711288603</text:p>
              </table:table-cell>
              <table:table-cell office:value-type="float" office:value="0.838791155633628">
                <text:p>0.838791155633628</text:p>
              </table:table-cell>
              <table:table-cell office:value-type="float" office:value="0.836167370055829">
                <text:p>0.836167370055829</text:p>
              </table:table-cell>
              <table:table-cell office:value-type="float" office:value="0.836277646621631">
                <text:p>0.836277646621631</text:p>
              </table:table-cell>
              <table:table-cell office:value-type="float" office:value="0.836934971120079">
                <text:p>0.836934971120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8">
                <text:p>51.8</text:p>
              </table:table-cell>
              <table:table-cell office:value-type="float" office:value="1.04906264191311">
                <text:p>1.04906264191311</text:p>
              </table:table-cell>
              <table:table-cell office:value-type="float" office:value="0.839703076874891">
                <text:p>0.839703076874891</text:p>
              </table:table-cell>
              <table:table-cell office:value-type="float" office:value="0.836996908824052">
                <text:p>0.836996908824052</text:p>
              </table:table-cell>
              <table:table-cell office:value-type="float" office:value="0.83710130671248">
                <text:p>0.83710130671248</text:p>
              </table:table-cell>
              <table:table-cell office:value-type="float" office:value="0.837752996236452">
                <text:p>0.837752996236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2">
                <text:p>53.2</text:p>
              </table:table-cell>
              <table:table-cell office:value-type="float" office:value="1.05032131255737">
                <text:p>1.05032131255737</text:p>
              </table:table-cell>
              <table:table-cell office:value-type="float" office:value="0.840617622825397">
                <text:p>0.840617622825397</text:p>
              </table:table-cell>
              <table:table-cell office:value-type="float" office:value="0.837826222986532">
                <text:p>0.837826222986532</text:p>
              </table:table-cell>
              <table:table-cell office:value-type="float" office:value="0.837924721307668">
                <text:p>0.837924721307668</text:p>
              </table:table-cell>
              <table:table-cell office:value-type="float" office:value="0.838570758555623">
                <text:p>0.838570758555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6">
                <text:p>54.6</text:p>
              </table:table-cell>
              <table:table-cell office:value-type="float" office:value="1.05155409725049">
                <text:p>1.05155409725049</text:p>
              </table:table-cell>
              <table:table-cell office:value-type="float" office:value="0.841534896772167">
                <text:p>0.841534896772167</text:p>
              </table:table-cell>
              <table:table-cell office:value-type="float" office:value="0.83865531284895">
                <text:p>0.83865531284895</text:p>
              </table:table-cell>
              <table:table-cell office:value-type="float" office:value="0.838747890011229">
                <text:p>0.838747890011229</text:p>
              </table:table-cell>
              <table:table-cell office:value-type="float" office:value="0.839388257730548">
                <text:p>0.839388257730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1.05276191736996">
                <text:p>1.05276191736996</text:p>
              </table:table-cell>
              <table:table-cell office:value-type="float" office:value="0.842455005112673">
                <text:p>0.842455005112673</text:p>
              </table:table-cell>
              <table:table-cell office:value-type="float" office:value="0.839484178713932">
                <text:p>0.839484178713932</text:p>
              </table:table-cell>
              <table:table-cell office:value-type="float" office:value="0.839570812399884">
                <text:p>0.839570812399884</text:p>
              </table:table-cell>
              <table:table-cell office:value-type="float" office:value="0.840205493382159">
                <text:p>0.840205493382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">
                <text:p>57.4</text:p>
              </table:table-cell>
              <table:table-cell office:value-type="float" office:value="1.05394564597399">
                <text:p>1.05394564597399</text:p>
              </table:table-cell>
              <table:table-cell office:value-type="float" office:value="0.843378057377039">
                <text:p>0.843378057377039</text:p>
              </table:table-cell>
              <table:table-cell office:value-type="float" office:value="0.840312820879815">
                <text:p>0.840312820879815</text:p>
              </table:table-cell>
              <table:table-cell office:value-type="float" office:value="0.840393488020509">
                <text:p>0.840393488020509</text:p>
              </table:table-cell>
              <table:table-cell office:value-type="float" office:value="0.84102246509717">
                <text:p>0.84102246509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8">
                <text:p>58.8</text:p>
              </table:table-cell>
              <table:table-cell office:value-type="float" office:value="1.05510611040655">
                <text:p>1.05510611040655</text:p>
              </table:table-cell>
              <table:table-cell office:value-type="float" office:value="0.844304166243511">
                <text:p>0.844304166243511</text:p>
              </table:table-cell>
              <table:table-cell office:value-type="float" office:value="0.8411412396386">
                <text:p>0.8411412396386</text:p>
              </table:table-cell>
              <table:table-cell office:value-type="float" office:value="0.841215916387725">
                <text:p>0.841215916387725</text:p>
              </table:table-cell>
              <table:table-cell office:value-type="float" office:value="0.84183917242533">
                <text:p>0.84183917242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2">
                <text:p>60.2</text:p>
              </table:table-cell>
              <table:table-cell office:value-type="float" office:value="1.05624409480119">
                <text:p>1.05624409480119</text:p>
              </table:table-cell>
              <table:table-cell office:value-type="float" office:value="0.845233447546097">
                <text:p>0.845233447546097</text:p>
              </table:table-cell>
              <table:table-cell office:value-type="float" office:value="0.841969435274056">
                <text:p>0.841969435274056</text:p>
              </table:table-cell>
              <table:table-cell office:value-type="float" office:value="0.842038096981803">
                <text:p>0.842038096981803</text:p>
              </table:table-cell>
              <table:table-cell office:value-type="float" office:value="0.842655614876779">
                <text:p>0.84265561487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6">
                <text:p>61.6</text:p>
              </table:table-cell>
              <table:table-cell office:value-type="float" office:value="1.05736034250518">
                <text:p>1.05736034250518</text:p>
              </table:table-cell>
              <table:table-cell office:value-type="float" office:value="0.846166020273587">
                <text:p>0.846166020273587</text:p>
              </table:table-cell>
              <table:table-cell office:value-type="float" office:value="0.842797408059723">
                <text:p>0.842797408059723</text:p>
              </table:table-cell>
              <table:table-cell office:value-type="float" office:value="0.842860029245411">
                <text:p>0.842860029245411</text:p>
              </table:table-cell>
              <table:table-cell office:value-type="float" office:value="0.843471791918929">
                <text:p>0.843471791918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1.05845555842926">
                <text:p>1.05845555842926</text:p>
              </table:table-cell>
              <table:table-cell office:value-type="float" office:value="0.847102006559504">
                <text:p>0.847102006559504</text:p>
              </table:table-cell>
              <table:table-cell office:value-type="float" office:value="0.843625158256482">
                <text:p>0.843625158256482</text:p>
              </table:table-cell>
              <table:table-cell office:value-type="float" office:value="0.843681712580787">
                <text:p>0.843681712580787</text:p>
              </table:table-cell>
              <table:table-cell office:value-type="float" office:value="0.844287702973169">
                <text:p>0.844287702973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4">
                <text:p>64.4</text:p>
              </table:table-cell>
              <table:table-cell office:value-type="float" office:value="1.05953041130623">
                <text:p>1.05953041130623</text:p>
              </table:table-cell>
              <table:table-cell office:value-type="float" office:value="0.848041531662173">
                <text:p>0.848041531662173</text:p>
              </table:table-cell>
              <table:table-cell office:value-type="float" office:value="0.844452686109876">
                <text:p>0.844452686109876</text:p>
              </table:table-cell>
              <table:table-cell office:value-type="float" office:value="0.844503146346542">
                <text:p>0.844503146346542</text:p>
              </table:table-cell>
              <table:table-cell office:value-type="float" office:value="0.845103347411466">
                <text:p>0.845103347411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8">
                <text:p>65.8</text:p>
              </table:table-cell>
              <table:table-cell office:value-type="float" office:value="1.06058553582837">
                <text:p>1.06058553582837</text:p>
              </table:table-cell>
              <table:table-cell office:value-type="float" office:value="0.848984723934429">
                <text:p>0.848984723934429</text:p>
              </table:table-cell>
              <table:table-cell office:value-type="float" office:value="0.845279991847571">
                <text:p>0.845279991847571</text:p>
              </table:table-cell>
              <table:table-cell office:value-type="float" office:value="0.845324329854027">
                <text:p>0.845324329854027</text:p>
              </table:table-cell>
              <table:table-cell office:value-type="float" office:value="0.845918724552358">
                <text:p>0.845918724552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2">
                <text:p>67.2</text:p>
              </table:table-cell>
              <table:table-cell office:value-type="float" office:value="1.06162153462388">
                <text:p>1.06162153462388</text:p>
              </table:table-cell>
              <table:table-cell office:value-type="float" office:value="0.849931714781908">
                <text:p>0.849931714781908</text:p>
              </table:table-cell>
              <table:table-cell office:value-type="float" office:value="0.846107075676228">
                <text:p>0.846107075676228</text:p>
              </table:table-cell>
              <table:table-cell office:value-type="float" office:value="0.846145262363743">
                <text:p>0.846145262363743</text:p>
              </table:table-cell>
              <table:table-cell office:value-type="float" office:value="0.846733833656674">
                <text:p>0.846733833656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6">
                <text:p>68.6</text:p>
              </table:table-cell>
              <table:table-cell office:value-type="float" office:value="1.0626389800369">
                <text:p>1.0626389800369</text:p>
              </table:table-cell>
              <table:table-cell office:value-type="float" office:value="0.850882638609366">
                <text:p>0.850882638609366</text:p>
              </table:table-cell>
              <table:table-cell office:value-type="float" office:value="0.846933937777858">
                <text:p>0.846933937777858</text:p>
              </table:table-cell>
              <table:table-cell office:value-type="float" office:value="0.846965943080739">
                <text:p>0.846965943080739</text:p>
              </table:table-cell>
              <table:table-cell office:value-type="float" office:value="0.847548673923392">
                <text:p>0.847548673923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.06363841568955">
                <text:p>1.06363841568955</text:p>
              </table:table-cell>
              <table:table-cell office:value-type="float" office:value="0.851837632754815">
                <text:p>0.851837632754815</text:p>
              </table:table-cell>
              <table:table-cell office:value-type="float" office:value="0.847760578306624">
                <text:p>0.847760578306624</text:p>
              </table:table-cell>
              <table:table-cell office:value-type="float" office:value="0.847786371150432">
                <text:p>0.847786371150432</text:p>
              </table:table-cell>
              <table:table-cell office:value-type="float" office:value="0.848363244484082">
                <text:p>0.848363244484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FreeBSD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